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問題">
            <text:p>問題</text:p>
          </table:table-cell>
          <table:table-cell office:value-type="string" office:value="もんだい">
            <text:p>もんだい</text:p>
          </table:table-cell>
          <table:table-cell office:value-type="string" office:value="problem, question">
            <text:p>problem, ques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要">
            <text:p>必要</text:p>
          </table:table-cell>
          <table:table-cell office:value-type="string" office:value="ひつよう">
            <text:p>ひつよう</text:p>
          </table:table-cell>
          <table:table-cell office:value-type="string" office:value="need, necessary">
            <text:p>need, necessa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にはたくさんのお金が必要だ。">
            <text:p>私にはたくさんのお金が必要だ。</text:p>
          </table:table-cell>
          <table:table-cell office:value-type="string" office:value="わたし に は たくさん の おかね が ひつよう だ。">
            <text:p>わたし に は たくさん の おかね が ひつよう だ。</text:p>
          </table:table-cell>
          <table:table-cell office:value-type="string" office:value="I need a lot of money.">
            <text:p>I need a lot of money.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つ">
            <text:p>もつ</text:p>
          </table:table-cell>
          <table:table-cell office:value-type="string" office:value="もつ">
            <text:p>もつ</text:p>
          </table:table-cell>
          <table:table-cell office:value-type="string" office:value="last long, be durable">
            <text:p>last long, be durab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車はよくもっている。">
            <text:p>この車はよくもっている。</text:p>
          </table:table-cell>
          <table:table-cell office:value-type="string" office:value="この くるま は よく もって いる。">
            <text:p>この くるま は よく もって いる。</text:p>
          </table:table-cell>
          <table:table-cell office:value-type="string" office:value="This car has lasted a long time.">
            <text:p>This car has lasted a long time.</text:p>
          </table:table-cell>
          <table:table-cell office:value-type="string" office:value="彼女はもう長くはもたないだろう。">
            <text:p>彼女はもう長くはもたないだろう。</text:p>
          </table:table-cell>
          <table:table-cell office:value-type="string" office:value="かのじょ は もう ながく は もたない だろう。">
            <text:p>かのじょ は もう ながく は もたない だろう。</text:p>
          </table:table-cell>
          <table:table-cell office:value-type="string" office:value="She won't be able to hold on much longer.">
            <text:p>She won't be able to hold on much long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く">
            <text:p>開く</text:p>
          </table:table-cell>
          <table:table-cell office:value-type="string" office:value="あく">
            <text:p>あく</text:p>
          </table:table-cell>
          <table:table-cell office:value-type="string" office:value="open">
            <text:p>o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昨年">
            <text:p>昨年</text:p>
          </table:table-cell>
          <table:table-cell office:value-type="string" office:value="さくねん">
            <text:p>さくねん</text:p>
          </table:table-cell>
          <table:table-cell office:value-type="string" office:value="last year (formal, often used in writing)">
            <text:p>last year (formal, often used in writ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年は地震が多い年でした。">
            <text:p>昨年は地震が多い年でした。</text:p>
          </table:table-cell>
          <table:table-cell office:value-type="string" office:value="さくねん は じしん が おおい とし でした。">
            <text:p>さくねん は じしん が おおい とし でした。</text:p>
          </table:table-cell>
          <table:table-cell office:value-type="string" office:value="We had a lot of earthquakes last year.">
            <text:p>We had a lot of earthquakes last year.</text:p>
          </table:table-cell>
          <table:table-cell office:value-type="string" office:value="私たちは昨年、富士山に登りました。">
            <text:p>私たちは昨年、富士山に登りました。</text:p>
          </table:table-cell>
          <table:table-cell office:value-type="string" office:value="わたし たち は さくねん、ふじさん に のぼりました。">
            <text:p>わたし たち は さくねん、ふじさん に のぼりました。</text:p>
          </table:table-cell>
          <table:table-cell office:value-type="string" office:value="We climbed Mount Fuji last year.">
            <text:p>We climbed Mount Fuji last yea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治る">
            <text:p>治る</text:p>
          </table:table-cell>
          <table:table-cell office:value-type="string" office:value="なおる">
            <text:p>なおる</text:p>
          </table:table-cell>
          <table:table-cell office:value-type="string" office:value="be cured, get well">
            <text:p>be cured, get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けがはもう治りましたか。">
            <text:p>けがはもう治りましたか。</text:p>
          </table:table-cell>
          <table:table-cell office:value-type="string" office:value="けが は もう なおりました か。">
            <text:p>けが は もう なおりました か。</text:p>
          </table:table-cell>
          <table:table-cell office:value-type="string" office:value="Is your injury cured yet?">
            <text:p>Is your injury cured yet?</text:p>
          </table:table-cell>
          <table:table-cell office:value-type="string" office:value="やっと風邪が治りました。">
            <text:p>やっと風邪が治りました。</text:p>
          </table:table-cell>
          <table:table-cell office:value-type="string" office:value="やっと かぜ が なおりました。">
            <text:p>やっと かぜ が なおりました。</text:p>
          </table:table-cell>
          <table:table-cell office:value-type="string" office:value="I've finally recovered from a cold.">
            <text:p>I've finally recovered from a col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ル">
            <text:p>ドル</text:p>
          </table:table-cell>
          <table:table-cell office:value-type="string" office:value="ドル">
            <text:p>ドル</text:p>
          </table:table-cell>
          <table:table-cell office:value-type="string" office:value="dollar">
            <text:p>doll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服は300ドルしました。">
            <text:p>この服は300ドルしました。</text:p>
          </table:table-cell>
          <table:table-cell office:value-type="string" office:value="この ふく は 300 ドル しました。">
            <text:p>この ふく は 300 ドル しました。</text:p>
          </table:table-cell>
          <table:table-cell office:value-type="string" office:value="These clothes cost 300 dollars.">
            <text:p>These clothes cost 300 dollars.</text:p>
          </table:table-cell>
          <table:table-cell office:value-type="string" office:value="今、１ドル何円ですか。">
            <text:p>今、１ドル何円ですか。</text:p>
          </table:table-cell>
          <table:table-cell office:value-type="string" office:value="いま、 １ ドル なん えん です か。">
            <text:p>いま、 １ ドル なん えん です か。</text:p>
          </table:table-cell>
          <table:table-cell office:value-type="string" office:value="How much is a dollar in Japanese yen now?">
            <text:p>How much is a dollar in Japanese yen now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ステム">
            <text:p>システム</text:p>
          </table:table-cell>
          <table:table-cell office:value-type="string" office:value="システム">
            <text:p>システム</text:p>
          </table:table-cell>
          <table:table-cell office:value-type="string" office:value="system (loan word)">
            <text:p>system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てのシステムが停止した。">
            <text:p>全てのシステムが停止した。</text:p>
          </table:table-cell>
          <table:table-cell office:value-type="string" office:value="すべて の システム が ていし した。">
            <text:p>すべて の システム が ていし した。</text:p>
          </table:table-cell>
          <table:table-cell office:value-type="string" office:value="All systems stopped working.">
            <text:p>All systems stopped working.</text:p>
          </table:table-cell>
          <table:table-cell office:value-type="string" office:value="会社に新しいシステムが入った。">
            <text:p>会社に新しいシステムが入った。</text:p>
          </table:table-cell>
          <table:table-cell office:value-type="string" office:value="かいしゃ に あたらしい システム が はいった。">
            <text:p>かいしゃ に あたらしい システム が はいった。</text:p>
          </table:table-cell>
          <table:table-cell office:value-type="string" office:value="A new system has been introduced to the company.">
            <text:p>A new system has been introduced to the compan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上">
            <text:p>以上</text:p>
          </table:table-cell>
          <table:table-cell office:value-type="string" office:value="いじょう">
            <text:p>いじょう</text:p>
          </table:table-cell>
          <table:table-cell office:value-type="string" office:value="more than, not less than">
            <text:p>more than, not less th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今日は水を2リットル以上飲んだわ。">
            <text:p>今日は水を2リットル以上飲んだわ。</text:p>
          </table:table-cell>
          <table:table-cell office:value-type="string" office:value="きょう は みず を 2 リットル いじょう のんだ わ。">
            <text:p>きょう は みず を 2 リットル いじょう のんだ わ。</text:p>
          </table:table-cell>
          <table:table-cell office:value-type="string" office:value="I drank more than two liters of water today.">
            <text:p>I drank more than two liters of water to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近">
            <text:p>最近</text:p>
          </table:table-cell>
          <table:table-cell office:value-type="string" office:value="さいきん">
            <text:p>さいきん</text:p>
          </table:table-cell>
          <table:table-cell office:value-type="string" office:value="recent, latest">
            <text:p>recent, lat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最近話題の本ですね。">
            <text:p>それは最近話題の本ですね。</text:p>
          </table:table-cell>
          <table:table-cell office:value-type="string" office:value="それ は さいきん わだい の ほん です ね。">
            <text:p>それ は さいきん わだい の ほん です ね。</text:p>
          </table:table-cell>
          <table:table-cell office:value-type="string" office:value="That's the book that people have been talking about lately.">
            <text:p>That's the book that people have been talking about lately.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世界">
            <text:p>世界</text:p>
          </table:table-cell>
          <table:table-cell office:value-type="string" office:value="せかい">
            <text:p>せかい</text:p>
          </table:table-cell>
          <table:table-cell office:value-type="string" office:value="world">
            <text:p>wor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世界旅行をしたい。">
            <text:p>私は世界旅行をしたい。</text:p>
          </table:table-cell>
          <table:table-cell office:value-type="string" office:value="わたし は せかい りょこう を したい。">
            <text:p>わたし は せかい りょこう を したい。</text:p>
          </table:table-cell>
          <table:table-cell office:value-type="string" office:value="I want to travel around the world.">
            <text:p>I want to travel around the world.</text:p>
          </table:table-cell>
          <table:table-cell office:value-type="string" office:value="エベレストは世界でいちばん高い山です。">
            <text:p>エベレストは世界でいちばん高い山です。</text:p>
          </table:table-cell>
          <table:table-cell office:value-type="string" office:value="エベレスト は せかい で いちばん たかい やま です。">
            <text:p>エベレスト は せかい で いちばん たかい やま です。</text:p>
          </table:table-cell>
          <table:table-cell office:value-type="string" office:value="Mt. Everest is the tallest mountain in the world.">
            <text:p>Mt. Everest is the tallest mountain in the worl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ピューター">
            <text:p>コンピューター</text:p>
          </table:table-cell>
          <table:table-cell office:value-type="string" office:value="コンピューター">
            <text:p>コンピューター</text:p>
          </table:table-cell>
          <table:table-cell office:value-type="string" office:value="computer">
            <text:p>compu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コンピューターを買った。">
            <text:p>新しいコンピューターを買った。</text:p>
          </table:table-cell>
          <table:table-cell office:value-type="string" office:value="あたらしい コンピューター を かった。">
            <text:p>あたらしい コンピューター を かった。</text:p>
          </table:table-cell>
          <table:table-cell office:value-type="string" office:value="I bought a new computer.">
            <text:p>I bought a new computer.</text:p>
          </table:table-cell>
          <table:table-cell office:value-type="string" office:value="このコンピューターはすごく遅いです。">
            <text:p>このコンピューターはすごく遅いです。</text:p>
          </table:table-cell>
          <table:table-cell office:value-type="string" office:value="この コンピューター は すごく おそい です。">
            <text:p>この コンピューター は すごく おそい です。</text:p>
          </table:table-cell>
          <table:table-cell office:value-type="string" office:value="This computer is so slow.">
            <text:p>This computer is so sl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give (to an inferior)">
            <text:p>give (to an inferi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にえさをやった。">
            <text:p>犬にえさをやった。</text:p>
          </table:table-cell>
          <table:table-cell office:value-type="string" office:value="いぬ に えさ を やった。">
            <text:p>いぬ に えさ を やった。</text:p>
          </table:table-cell>
          <table:table-cell office:value-type="string" office:value="I fed the dog.">
            <text:p>I fed the dog.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the goldfish everyday.">
            <text:p>I feed the goldfish every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味">
            <text:p>意味</text:p>
          </table:table-cell>
          <table:table-cell office:value-type="string" office:value="いみ">
            <text:p>いみ</text:p>
          </table:table-cell>
          <table:table-cell office:value-type="string" office:value="meaning, sense">
            <text:p>meaning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どういう意味ですか。">
            <text:p>それはどういう意味ですか。</text:p>
          </table:table-cell>
          <table:table-cell office:value-type="string" office:value="それ は どういう いみ です か。">
            <text:p>それ は どういう いみ です か。</text:p>
          </table:table-cell>
          <table:table-cell office:value-type="string" office:value="What does it mean?">
            <text:p>What does it mean?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える">
            <text:p>増える</text:p>
          </table:table-cell>
          <table:table-cell office:value-type="string" office:value="ふえる">
            <text:p>ふえる</text:p>
          </table:table-cell>
          <table:table-cell office:value-type="string" office:value="increase, accrue">
            <text:p>increase, accru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町は人口が増えた。">
            <text:p>この町は人口が増えた。</text:p>
          </table:table-cell>
          <table:table-cell office:value-type="string" office:value="この まち は じんこう が ふえた。">
            <text:p>この まち は じんこう が ふえた。</text:p>
          </table:table-cell>
          <table:table-cell office:value-type="string" office:value="The population in this town has increased.">
            <text:p>The population in this town has increased.</text:p>
          </table:table-cell>
          <table:table-cell office:value-type="string" office:value="日本に住む外国人が増えています。">
            <text:p>日本に住む外国人が増えています。</text:p>
          </table:table-cell>
          <table:table-cell office:value-type="string" office:value="にほん に すむ がいこく じん が ふえて います。">
            <text:p>にほん に すむ がいこく じん が ふえて います。</text:p>
          </table:table-cell>
          <table:table-cell office:value-type="string" office:value="The number of foreigners living in Japan is increasing.">
            <text:p>The number of foreigners living in Japan is increas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選ぶ">
            <text:p>選ぶ</text:p>
          </table:table-cell>
          <table:table-cell office:value-type="string" office:value="えらぶ">
            <text:p>えらぶ</text:p>
          </table:table-cell>
          <table:table-cell office:value-type="string" office:value="choose, elect">
            <text:p>choose, el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良い家を選ぶのは難しい。">
            <text:p>良い家を選ぶのは難しい。</text:p>
          </table:table-cell>
          <table:table-cell office:value-type="string" office:value="よい いえ を えらぶ の は むずかしい。">
            <text:p>よい いえ を えらぶ の は むずかしい。</text:p>
          </table:table-cell>
          <table:table-cell office:value-type="string" office:value="It's difficult to choose a good house.">
            <text:p>It's difficult to choose a good house.</text:p>
          </table:table-cell>
          <table:table-cell office:value-type="string" office:value="子供は親を選べません。">
            <text:p>子供は親を選べません。</text:p>
          </table:table-cell>
          <table:table-cell office:value-type="string" office:value="こども は おや を えらべません。">
            <text:p>こども は おや を えらべません。</text:p>
          </table:table-cell>
          <table:table-cell office:value-type="string" office:value="Children cannot choose their parents.">
            <text:p>Children cannot choose their parent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活">
            <text:p>生活</text:p>
          </table:table-cell>
          <table:table-cell office:value-type="string" office:value="せいかつ">
            <text:p>せいかつ</text:p>
          </table:table-cell>
          <table:table-cell office:value-type="string" office:value="life, living">
            <text:p>life, liv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日本での生活は楽しいです。">
            <text:p>日本での生活は楽しいです。</text:p>
          </table:table-cell>
          <table:table-cell office:value-type="string" office:value="にほん で の せいかつ は たのしい です。">
            <text:p>にほん で の せいかつ は たのしい です。</text:p>
          </table:table-cell>
          <table:table-cell office:value-type="string" office:value="Life in Japan is fun.">
            <text:p>Life in Japan is fun.</text:p>
          </table:table-cell>
          <table:table-cell office:value-type="string" office:value="彼は海外での生活が長いです。">
            <text:p>彼は海外での生活が長いです。</text:p>
          </table:table-cell>
          <table:table-cell office:value-type="string" office:value="かれ は かいがい で の せいかつ が ながい です。">
            <text:p>かれ は かいがい で の せいかつ が ながい です。</text:p>
          </table:table-cell>
          <table:table-cell office:value-type="string" office:value="He's lived abroad for a long time.">
            <text:p>He's lived abroad for a long tim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める">
            <text:p>進める</text:p>
          </table:table-cell>
          <table:table-cell office:value-type="string" office:value="すすめる">
            <text:p>すすめる</text:p>
          </table:table-cell>
          <table:table-cell office:value-type="string" office:value="go ahead with, proceed">
            <text:p>go ahead with, proce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授業を進めましょう。">
            <text:p>早く授業を進めましょう。</text:p>
          </table:table-cell>
          <table:table-cell office:value-type="string" office:value="はやく じゅぎょう を すすめましょう。">
            <text:p>はやく じゅぎょう を すすめましょう。</text:p>
          </table:table-cell>
          <table:table-cell office:value-type="string" office:value="Let's hurry and move on with the class.">
            <text:p>Let's hurry and move on with the class.</text:p>
          </table:table-cell>
          <table:table-cell office:value-type="string" office:value="話を先に進めてください。">
            <text:p>話を先に進めてください。</text:p>
          </table:table-cell>
          <table:table-cell office:value-type="string" office:value="はなし を さき に すすめて ください。">
            <text:p>はなし を さき に すすめて ください。</text:p>
          </table:table-cell>
          <table:table-cell office:value-type="string" office:value="Please proceed with the topic (of the conversation).">
            <text:p>Please proceed with the topic (of the conversation)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ける">
            <text:p>続ける</text:p>
          </table:table-cell>
          <table:table-cell office:value-type="string" office:value="つづける">
            <text:p>つづける</text:p>
          </table:table-cell>
          <table:table-cell office:value-type="string" office:value="continue, keep up">
            <text:p>continue, keep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仕事を続けてください。">
            <text:p>仕事を続けてください。</text:p>
          </table:table-cell>
          <table:table-cell office:value-type="string" office:value="しごと を つづけて ください。">
            <text:p>しごと を つづけて ください。</text:p>
          </table:table-cell>
          <table:table-cell office:value-type="string" office:value="Please keep working.">
            <text:p>Please keep working.</text:p>
          </table:table-cell>
          <table:table-cell office:value-type="string" office:value="さっきの話を続けましょう。">
            <text:p>さっきの話を続けましょう。</text:p>
          </table:table-cell>
          <table:table-cell office:value-type="string" office:value="さっき の はなし を つづけましょう。">
            <text:p>さっき の はなし を つづけましょう。</text:p>
          </table:table-cell>
          <table:table-cell office:value-type="string" office:value="Let's continue the conversation we had earlier.">
            <text:p>Let's continue the conversation we had earli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とんど">
            <text:p>ほとんど</text:p>
          </table:table-cell>
          <table:table-cell office:value-type="string" office:value="ほとんど">
            <text:p>ほとんど</text:p>
          </table:table-cell>
          <table:table-cell office:value-type="string" office:value="almost, hardly">
            <text:p>almost, har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金がほとんどありません。">
            <text:p>お金がほとんどありません。</text:p>
          </table:table-cell>
          <table:table-cell office:value-type="string" office:value="おかね が ほとんど ありません。">
            <text:p>おかね が ほとんど ありません。</text:p>
          </table:table-cell>
          <table:table-cell office:value-type="string" office:value="I have little money.">
            <text:p>I have little money.</text:p>
          </table:table-cell>
          <table:table-cell office:value-type="string" office:value="ここはほとんど変わっていませんね。">
            <text:p>ここはほとんど変わっていませんね。</text:p>
          </table:table-cell>
          <table:table-cell office:value-type="string" office:value="ここ は ほとんど かわって いません ね。">
            <text:p>ここ は ほとんど かわって いません ね。</text:p>
          </table:table-cell>
          <table:table-cell office:value-type="string" office:value="This place has hardly changed.">
            <text:p>This place has hardly change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社">
            <text:p>会社</text:p>
          </table:table-cell>
          <table:table-cell office:value-type="string" office:value="かいしゃ">
            <text:p>かいしゃ</text:p>
          </table:table-cell>
          <table:table-cell office:value-type="string" office:value="company, corporation">
            <text:p>company, corpo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小さな会社に勤めています。">
            <text:p>彼は小さな会社に勤めています。</text:p>
          </table:table-cell>
          <table:table-cell office:value-type="string" office:value="かれ は ちいさな かいしゃ に つとめて います。">
            <text:p>かれ は ちいさな かいしゃ に つとめて います。</text:p>
          </table:table-cell>
          <table:table-cell office:value-type="string" office:value="He's working at a small business firm.">
            <text:p>He's working at a small business firm.</text:p>
          </table:table-cell>
          <table:table-cell office:value-type="string" office:value="明日、会社を休みます。">
            <text:p>明日、会社を休みます。</text:p>
          </table:table-cell>
          <table:table-cell office:value-type="string" office:value="あした、かいしゃ を やすみます。">
            <text:p>あした、かいしゃ を やすみます。</text:p>
          </table:table-cell>
          <table:table-cell office:value-type="string" office:value="I'm off work tomorrow.">
            <text:p>I'm off work tomorr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いえ">
            <text:p>いえ</text:p>
          </table:table-cell>
          <table:table-cell office:value-type="string" office:value="house, dwelling">
            <text:p>house, dwel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昨日の夜は家にいました。">
            <text:p>昨日の夜は家にいました。</text:p>
          </table:table-cell>
          <table:table-cell office:value-type="string" office:value="きのう の よる は いえ に いました。">
            <text:p>きのう の よる は いえ に いました。</text:p>
          </table:table-cell>
          <table:table-cell office:value-type="string" office:value="I was at home last night.">
            <text:p>I was at home last nigh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く">
            <text:p>多く</text:p>
          </table:table-cell>
          <table:table-cell office:value-type="string" office:value="おおく">
            <text:p>おおく</text:p>
          </table:table-cell>
          <table:table-cell office:value-type="string" office:value="much, largely">
            <text:p>much, large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私はその事故について、多くは知りません。">
            <text:p>私はその事故について、多くは知りません。</text:p>
          </table:table-cell>
          <table:table-cell office:value-type="string" office:value="わたし は その じこ について、 おおく は しりません。">
            <text:p>わたし は その じこ について、 おおく は しりません。</text:p>
          </table:table-cell>
          <table:table-cell office:value-type="string" office:value="I don't know much about the accident.">
            <text:p>I don't know much about the accide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">
            <text:p>話</text:p>
          </table:table-cell>
          <table:table-cell office:value-type="string" office:value="はなし">
            <text:p>はなし</text:p>
          </table:table-cell>
          <table:table-cell office:value-type="string" office:value="talk, story">
            <text:p>talk, 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話は面白いね。">
            <text:p>あなたの話は面白いね。</text:p>
          </table:table-cell>
          <table:table-cell office:value-type="string" office:value="あなた の はなし は おもしろい ね。">
            <text:p>あなた の はなし は おもしろい ね。</text:p>
          </table:table-cell>
          <table:table-cell office:value-type="string" office:value="Your story's interesting.">
            <text:p>Your story's interesting.</text:p>
          </table:table-cell>
          <table:table-cell office:value-type="string" office:value="その話は本当ですか。">
            <text:p>その話は本当ですか。</text:p>
          </table:table-cell>
          <table:table-cell office:value-type="string" office:value="その はなし は ほんとう です か。">
            <text:p>その はなし は ほんとう です か。</text:p>
          </table:table-cell>
          <table:table-cell office:value-type="string" office:value="Is the story true?">
            <text:p>Is the story true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go up, rise (physical movement)">
            <text:p>go up, rise (physical move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2階に上がった。">
            <text:p>私たちは2階に上がった。</text:p>
          </table:table-cell>
          <table:table-cell office:value-type="string" office:value="わたし たち は 2 かい に あがった。">
            <text:p>わたし たち は 2 かい に あがった。</text:p>
          </table:table-cell>
          <table:table-cell office:value-type="string" office:value="We went up to the second floor.">
            <text:p>We went up to the second floor.</text:p>
          </table:table-cell>
          <table:table-cell office:value-type="string" office:value="レタスの値段がまた上がりました。">
            <text:p>レタスの値段がまた上がりました。</text:p>
          </table:table-cell>
          <table:table-cell office:value-type="string" office:value="レタス の ねだん が また あがりました。">
            <text:p>レタス の ねだん が また あがりました。</text:p>
          </table:table-cell>
          <table:table-cell office:value-type="string" office:value="The price of lettuce has gone up again.">
            <text:p>The price of lettuce has gone up agai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nother, again">
            <text:p>another, agai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コーヒーをもう一杯ください。">
            <text:p>コーヒーをもう一杯ください。</text:p>
          </table:table-cell>
          <table:table-cell office:value-type="string" office:value="コーヒー を もう いっぱい ください。">
            <text:p>コーヒー を もう いっぱい ください。</text:p>
          </table:table-cell>
          <table:table-cell office:value-type="string" office:value="Please give me another cup of coffee.">
            <text:p>Please give me another cup of coffee.</text:p>
          </table:table-cell>
          <table:table-cell office:value-type="string" office:value="もう一度彼女に会いたいです。">
            <text:p>もう一度彼女に会いたいです。</text:p>
          </table:table-cell>
          <table:table-cell office:value-type="string" office:value="もう いち ど かのじょ に あいたい です。">
            <text:p>もう いち ど かのじょ に あいたい です。</text:p>
          </table:table-cell>
          <table:table-cell office:value-type="string" office:value="I want to see her once again.">
            <text:p>I want to see her once agai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集める">
            <text:p>集める</text:p>
          </table:table-cell>
          <table:table-cell office:value-type="string" office:value="あつめる">
            <text:p>あつめる</text:p>
          </table:table-cell>
          <table:table-cell office:value-type="string" office:value="collect, gather">
            <text:p>collect, gath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声">
            <text:p>声</text:p>
          </table:table-cell>
          <table:table-cell office:value-type="string" office:value="こえ">
            <text:p>こえ</text:p>
          </table:table-cell>
          <table:table-cell office:value-type="string" office:value="voice, sound">
            <text:p>voice, s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きな声で話した。">
            <text:p>彼は大きな声で話した。</text:p>
          </table:table-cell>
          <table:table-cell office:value-type="string" office:value="かれ は おおきな こえ で はなした。">
            <text:p>かれ は おおきな こえ で はなした。</text:p>
          </table:table-cell>
          <table:table-cell office:value-type="string" office:value="He spoke loudly.">
            <text:p>He spoke loudly.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初めて">
            <text:p>初めて</text:p>
          </table:table-cell>
          <table:table-cell office:value-type="string" office:value="はじめて">
            <text:p>はじめて</text:p>
          </table:table-cell>
          <table:table-cell office:value-type="string" office:value="for the first time">
            <text:p>for the first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東京に来るのは初めてです。">
            <text:p>東京に来るのは初めてです。</text:p>
          </table:table-cell>
          <table:table-cell office:value-type="string" office:value="とうきょう に くる の は はじめて です。">
            <text:p>とうきょう に くる の は はじめて です。</text:p>
          </table:table-cell>
          <table:table-cell office:value-type="string" office:value="It's my first time visiting Tokyo.">
            <text:p>It's my first time visiting Tokyo.</text:p>
          </table:table-cell>
          <table:table-cell office:value-type="string" office:value="彼女は寿司を初めて食べました。">
            <text:p>彼女は寿司を初めて食べました。</text:p>
          </table:table-cell>
          <table:table-cell office:value-type="string" office:value="かのじょ は すし を はじめて たべました。">
            <text:p>かのじょ は すし を はじめて たべました。</text:p>
          </table:table-cell>
          <table:table-cell office:value-type="string" office:value="She ate sushi for the first time.">
            <text:p>She ate sushi for the first tim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わる">
            <text:p>変わる</text:p>
          </table:table-cell>
          <table:table-cell office:value-type="string" office:value="かわる">
            <text:p>かわる</text:p>
          </table:table-cell>
          <table:table-cell office:value-type="string" office:value="change, turn into">
            <text:p>change, turn in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信号が青に変わりました。">
            <text:p>信号が青に変わりました。</text:p>
          </table:table-cell>
          <table:table-cell office:value-type="string" office:value="しんごう が あお に かわりました。">
            <text:p>しんごう が あお に かわりました。</text:p>
          </table:table-cell>
          <table:table-cell office:value-type="string" office:value="The traffic light turned green.">
            <text:p>The traffic light turned green.</text:p>
          </table:table-cell>
          <table:table-cell office:value-type="string" office:value="彼はすごく変わった。">
            <text:p>彼はすごく変わった。</text:p>
          </table:table-cell>
          <table:table-cell office:value-type="string" office:value="かれ は すごく かわった。">
            <text:p>かれ は すごく かわった。</text:p>
          </table:table-cell>
          <table:table-cell office:value-type="string" office:value="He's changed a lot.">
            <text:p>He's changed a lo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ず">
            <text:p>まず</text:p>
          </table:table-cell>
          <table:table-cell office:value-type="string" office:value="まず">
            <text:p>まず</text:p>
          </table:table-cell>
          <table:table-cell office:value-type="string" office:value="first of all, to begin with">
            <text:p>first of all, to begin wi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帰ったらまず手を洗いましょう。">
            <text:p>帰ったらまず手を洗いましょう。</text:p>
          </table:table-cell>
          <table:table-cell office:value-type="string" office:value="かえったら まず て を あらいましょう 。">
            <text:p>かえったら まず て を あらいましょう 。</text:p>
          </table:table-cell>
          <table:table-cell office:value-type="string" office:value="When you get home, wash your hands first.">
            <text:p>When you get home, wash your hands first.</text:p>
          </table:table-cell>
          <table:table-cell office:value-type="string" office:value="考える前にまずやってみよう。">
            <text:p>考える前にまずやってみよう。</text:p>
          </table:table-cell>
          <table:table-cell office:value-type="string" office:value="かんがえる まえ に まず やって みよう。">
            <text:p>かんがえる まえ に まず やって みよう。</text:p>
          </table:table-cell>
          <table:table-cell office:value-type="string" office:value="Before you think, try.">
            <text:p>Before you think, tr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">
            <text:p>社会</text:p>
          </table:table-cell>
          <table:table-cell office:value-type="string" office:value="しゃかい">
            <text:p>しゃかい</text:p>
          </table:table-cell>
          <table:table-cell office:value-type="string" office:value="society">
            <text:p>socie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大きな社会問題になっている。">
            <text:p>これは大きな社会問題になっている。</text:p>
          </table:table-cell>
          <table:table-cell office:value-type="string" office:value="これ は おおきな しゃかい もんだい に なって いる。">
            <text:p>これ は おおきな しゃかい もんだい に なって いる。</text:p>
          </table:table-cell>
          <table:table-cell office:value-type="string" office:value="This is a big social problem.">
            <text:p>This is a big social problem.</text:p>
          </table:table-cell>
          <table:table-cell office:value-type="string" office:value="みんなでより良い社会を作りましょう。">
            <text:p>みんなでより良い社会を作りましょう。</text:p>
          </table:table-cell>
          <table:table-cell office:value-type="string" office:value="みんな で より よい しゃかい を つくりましょう。">
            <text:p>みんな で より よい しゃかい を つくりましょう。</text:p>
          </table:table-cell>
          <table:table-cell office:value-type="string" office:value="Let's build a better society together.">
            <text:p>Let's build a better society togeth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ログラム">
            <text:p>プログラム</text:p>
          </table:table-cell>
          <table:table-cell office:value-type="string" office:value="プログラム">
            <text:p>プログラム</text:p>
          </table:table-cell>
          <table:table-cell office:value-type="string" office:value="program booklet">
            <text:p>program book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受付でプログラムを受け取った。">
            <text:p>受付でプログラムを受け取った。</text:p>
          </table:table-cell>
          <table:table-cell office:value-type="string" office:value="うけつけ で プログラム を うけとった。">
            <text:p>うけつけ で プログラム を うけとった。</text:p>
          </table:table-cell>
          <table:table-cell office:value-type="string" office:value="I got my program booklet at the reception.">
            <text:p>I got my program booklet at the reception.</text:p>
          </table:table-cell>
          <table:table-cell office:value-type="string" office:value="私はその映画のプログラムを買いました。">
            <text:p>私はその映画のプログラムを買いました。</text:p>
          </table:table-cell>
          <table:table-cell office:value-type="string" office:value="わたし は その えいが の プログラム を かいました。">
            <text:p>わたし は その えいが の プログラム を かいました。</text:p>
          </table:table-cell>
          <table:table-cell office:value-type="string" office:value="I bought a program booklet of the movie.">
            <text:p>I bought a program booklet of the movi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力">
            <text:p>力</text:p>
          </table:table-cell>
          <table:table-cell office:value-type="string" office:value="ちから">
            <text:p>ちから</text:p>
          </table:table-cell>
          <table:table-cell office:value-type="string" office:value="strength, power">
            <text:p>strength, p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そんな力はありません。">
            <text:p>私にそんな力はありません。</text:p>
          </table:table-cell>
          <table:table-cell office:value-type="string" office:value="わたし に そんな ちから は ありません。">
            <text:p>わたし に そんな ちから は ありません。</text:p>
          </table:table-cell>
          <table:table-cell office:value-type="string" office:value="I don't have the strength.">
            <text:p>I don't have the strength.</text:p>
          </table:table-cell>
          <table:table-cell office:value-type="string" office:value="彼の声には力がなかった。">
            <text:p>彼の声には力がなかった。</text:p>
          </table:table-cell>
          <table:table-cell office:value-type="string" office:value="かれ の こえ に は ちから が なかった。">
            <text:p>かれ の こえ に は ちから が なかった。</text:p>
          </table:table-cell>
          <table:table-cell office:value-type="string" office:value="There was no strength in his voice.">
            <text:p>There was no strength in his voi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回">
            <text:p>今回</text:p>
          </table:table-cell>
          <table:table-cell office:value-type="string" office:value="こんかい">
            <text:p>こんかい</text:p>
          </table:table-cell>
          <table:table-cell office:value-type="string" office:value="this time">
            <text:p>this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今回はビジネスクラスに乗りました。">
            <text:p>今回はビジネスクラスに乗りました。</text:p>
          </table:table-cell>
          <table:table-cell office:value-type="string" office:value="こんかい は ビジネス クラス に のりました。">
            <text:p>こんかい は ビジネス クラス に のりました。</text:p>
          </table:table-cell>
          <table:table-cell office:value-type="string" office:value="This time I flew business class.">
            <text:p>This time I flew business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予定">
            <text:p>予定</text:p>
          </table:table-cell>
          <table:table-cell office:value-type="string" office:value="よてい">
            <text:p>よてい</text:p>
          </table:table-cell>
          <table:table-cell office:value-type="string" office:value="schedule, plan">
            <text:p>schedule, pla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の予定を教えてください。">
            <text:p>今日の予定を教えてください。</text:p>
          </table:table-cell>
          <table:table-cell office:value-type="string" office:value="きょう の よてい を おしえて ください。">
            <text:p>きょう の よてい を おしえて ください。</text:p>
          </table:table-cell>
          <table:table-cell office:value-type="string" office:value="Please tell me your schedule today.">
            <text:p>Please tell me your schedule today.</text:p>
          </table:table-cell>
          <table:table-cell office:value-type="string" office:value="カレンダーに予定を書いた。">
            <text:p>カレンダーに予定を書いた。</text:p>
          </table:table-cell>
          <table:table-cell office:value-type="string" office:value="カレンダー に よてい を かいた。">
            <text:p>カレンダー に よてい を かいた。</text:p>
          </table:table-cell>
          <table:table-cell office:value-type="string" office:value="I wrote my schedule on the calendar.">
            <text:p>I wrote my schedule on the calenda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ま">
            <text:p>まま</text:p>
          </table:table-cell>
          <table:table-cell office:value-type="string" office:value="まま">
            <text:p>まま</text:p>
          </table:table-cell>
          <table:table-cell office:value-type="string" office:value="as is, still (in the current state)">
            <text:p>as is, still (in the current sta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が付いたままですよ。">
            <text:p>電気が付いたままですよ。</text:p>
          </table:table-cell>
          <table:table-cell office:value-type="string" office:value="でんき が ついた まま です よ 。">
            <text:p>でんき が ついた まま です よ 。</text:p>
          </table:table-cell>
          <table:table-cell office:value-type="string" office:value="The light is still on.">
            <text:p>The light is still on.</text:p>
          </table:table-cell>
          <table:table-cell office:value-type="string" office:value="そのままのあなたでいてください。">
            <text:p>そのままのあなたでいてください。</text:p>
          </table:table-cell>
          <table:table-cell office:value-type="string" office:value="その まま の あなた で いて ください。">
            <text:p>その まま の あなた で いて ください。</text:p>
          </table:table-cell>
          <table:table-cell office:value-type="string" office:value="Please stay as you are.">
            <text:p>Please stay as you a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レビ">
            <text:p>テレビ</text:p>
          </table:table-cell>
          <table:table-cell office:value-type="string" office:value="テレビ">
            <text:p>テレビ</text:p>
          </table:table-cell>
          <table:table-cell office:value-type="string" office:value="television">
            <text:p>televi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much TV.">
            <text:p>I don't watch much TV.</text:p>
          </table:table-cell>
          <table:table-cell office:value-type="string" office:value="テレビのチャンネルを変えてください。">
            <text:p>テレビのチャンネルを変えてください。</text:p>
          </table:table-cell>
          <table:table-cell office:value-type="string" office:value="テレビ の チャンネル を かえて ください。">
            <text:p>テレビ の チャンネル を かえて ください。</text:p>
          </table:table-cell>
          <table:table-cell office:value-type="string" office:value="Please change the TV channel.">
            <text:p>Please change the TV channel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減る">
            <text:p>減る</text:p>
          </table:table-cell>
          <table:table-cell office:value-type="string" office:value="へる">
            <text:p>へる</text:p>
          </table:table-cell>
          <table:table-cell office:value-type="string" office:value="decrease, diminish">
            <text:p>decrease, dimini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体重がかなり減りました。">
            <text:p>体重がかなり減りました。</text:p>
          </table:table-cell>
          <table:table-cell office:value-type="string" office:value="たいじゅう が かなり へりました。">
            <text:p>たいじゅう が かなり へりました。</text:p>
          </table:table-cell>
          <table:table-cell office:value-type="string" office:value="I've lost a lot of weight.">
            <text:p>I've lost a lot of weight.</text:p>
          </table:table-cell>
          <table:table-cell office:value-type="string" office:value="最近、子供の数が減っている。">
            <text:p>最近、子供の数が減っている。</text:p>
          </table:table-cell>
          <table:table-cell office:value-type="string" office:value="さいきん、こども の かず が へって いる。">
            <text:p>さいきん、こども の かず が へって いる。</text:p>
          </table:table-cell>
          <table:table-cell office:value-type="string" office:value="Lately, there have been fewer children.">
            <text:p>Lately, there have been fewer childre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える">
            <text:p>消える</text:p>
          </table:table-cell>
          <table:table-cell office:value-type="string" office:value="きえる">
            <text:p>きえる</text:p>
          </table:table-cell>
          <table:table-cell office:value-type="string" office:value="be extinguished, disappear">
            <text:p>be extinguished, disappea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突然、電気が消えた。">
            <text:p>突然、電気が消えた。</text:p>
          </table:table-cell>
          <table:table-cell office:value-type="string" office:value="とつぜん でんき が きえた。">
            <text:p>とつぜん でんき が きえた。</text:p>
          </table:table-cell>
          <table:table-cell office:value-type="string" office:value="Suddenly the lights went out.">
            <text:p>Suddenly the lights went out.</text:p>
          </table:table-cell>
          <table:table-cell office:value-type="string" office:value="私はもう、消えてしまいたい。">
            <text:p>私はもう、消えてしまいたい。</text:p>
          </table:table-cell>
          <table:table-cell office:value-type="string" office:value="わたし は もう、 きえて しまいたい。">
            <text:p>わたし は もう、 きえて しまいたい。</text:p>
          </table:table-cell>
          <table:table-cell office:value-type="string" office:value="I want to disappear now.">
            <text:p>I want to disappear n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族">
            <text:p>家族</text:p>
          </table:table-cell>
          <table:table-cell office:value-type="string" office:value="かぞく">
            <text:p>かぞく</text:p>
          </table:table-cell>
          <table:table-cell office:value-type="string" office:value="family, household">
            <text:p>family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は五人家族です。">
            <text:p>うちは五人家族です。</text:p>
          </table:table-cell>
          <table:table-cell office:value-type="string" office:value="うち は ご にん かぞく です。">
            <text:p>うち は ご にん かぞく です。</text:p>
          </table:table-cell>
          <table:table-cell office:value-type="string" office:value="We're a family of five.">
            <text:p>We're a family of five.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比べる">
            <text:p>比べる</text:p>
          </table:table-cell>
          <table:table-cell office:value-type="string" office:value="くらべる">
            <text:p>くらべる</text:p>
          </table:table-cell>
          <table:table-cell office:value-type="string" office:value="compare, contrast">
            <text:p>compare, contr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月と先月の売上を比べた。">
            <text:p>今月と先月の売上を比べた。</text:p>
          </table:table-cell>
          <table:table-cell office:value-type="string" office:value="こんげつ と せんげつ の うりあげ を くらべた。">
            <text:p>こんげつ と せんげつ の うりあげ を くらべた。</text:p>
          </table:table-cell>
          <table:table-cell office:value-type="string" office:value="I compared this month's sales with last month's.">
            <text:p>I compared this month's sales with last month's.</text:p>
          </table:table-cell>
          <table:table-cell office:value-type="string" office:value="ニューヨークと比べて東京はどうですか。">
            <text:p>ニューヨークと比べて東京はどうですか。</text:p>
          </table:table-cell>
          <table:table-cell office:value-type="string" office:value="ニューヨーク と くらべて とうきょう は どう です か。">
            <text:p>ニューヨーク と くらべて とうきょう は どう です か。</text:p>
          </table:table-cell>
          <table:table-cell office:value-type="string" office:value="How is Tokyo compared to New York?">
            <text:p>How is Tokyo compared to New York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まれる">
            <text:p>生まれる</text:p>
          </table:table-cell>
          <table:table-cell office:value-type="string" office:value="うまれる">
            <text:p>うまれる</text:p>
          </table:table-cell>
          <table:table-cell office:value-type="string" office:value="be born, come into existence">
            <text:p>be born, come into existe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祖母は京都で生まれました。">
            <text:p>祖母は京都で生まれました。</text:p>
          </table:table-cell>
          <table:table-cell office:value-type="string" office:value="そぼ は きょうと で うまれました。">
            <text:p>そぼ は きょうと で うまれました。</text:p>
          </table:table-cell>
          <table:table-cell office:value-type="string" office:value="My grandmother was born in Kyoto.">
            <text:p>My grandmother was born in Kyoto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だ">
            <text:p>ただ</text:p>
          </table:table-cell>
          <table:table-cell office:value-type="string" office:value="ただ">
            <text:p>ただ</text:p>
          </table:table-cell>
          <table:table-cell office:value-type="string" office:value="free of charge">
            <text:p>free of char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温泉はただです。">
            <text:p>この温泉はただです。</text:p>
          </table:table-cell>
          <table:table-cell office:value-type="string" office:value="この おんせん は ただ です。">
            <text:p>この おんせん は ただ です。</text:p>
          </table:table-cell>
          <table:table-cell office:value-type="string" office:value="This hot spring bathhouse is free.">
            <text:p>This hot spring bathhouse is free.</text:p>
          </table:table-cell>
          <table:table-cell office:value-type="string" office:value="今日、ただでノートをもらった。">
            <text:p>今日、ただでノートをもらった。</text:p>
          </table:table-cell>
          <table:table-cell office:value-type="string" office:value="きょう、 ただ で ノート を もらった。">
            <text:p>きょう、 ただ で ノート を もらった。</text:p>
          </table:table-cell>
          <table:table-cell office:value-type="string" office:value="Today I got a notebook free.">
            <text:p>Today I got a notebook fr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ら">
            <text:p>これら</text:p>
          </table:table-cell>
          <table:table-cell office:value-type="string" office:value="これら">
            <text:p>これら</text:p>
          </table:table-cell>
          <table:table-cell office:value-type="string" office:value="these">
            <text:p>thes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今日はこれらの問題について話し合います。">
            <text:p>今日はこれらの問題について話し合います。</text:p>
          </table:table-cell>
          <table:table-cell office:value-type="string" office:value="きょう は これら の もんだい について はなしあいます。">
            <text:p>きょう は これら の もんだい について はなしあいます。</text:p>
          </table:table-cell>
          <table:table-cell office:value-type="string" office:value="We will discuss these issues today.">
            <text:p>We will discuss these issues today.</text:p>
          </table:table-cell>
          <table:table-cell office:value-type="string" office:value="これらの質問に全部答えてください。">
            <text:p>これらの質問に全部答えてください。</text:p>
          </table:table-cell>
          <table:table-cell office:value-type="string" office:value="これら の しつもん に ぜんぶ こたえて ください。">
            <text:p>これら の しつもん に ぜんぶ こたえて ください。</text:p>
          </table:table-cell>
          <table:table-cell office:value-type="string" office:value="Please answer all these questions.">
            <text:p>Please answer all these question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調べる">
            <text:p>調べる</text:p>
          </table:table-cell>
          <table:table-cell office:value-type="string" office:value="しらべる">
            <text:p>しらべる</text:p>
          </table:table-cell>
          <table:table-cell office:value-type="string" office:value="investigate, check">
            <text:p>investigate, che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単語の意味を辞書で調べましょう。">
            <text:p>この単語の意味を辞書で調べましょう。</text:p>
          </table:table-cell>
          <table:table-cell office:value-type="string" office:value="この たんご の いみ を じしょ で しらべましょう。">
            <text:p>この たんご の いみ を じしょ で しらべましょう。</text:p>
          </table:table-cell>
          <table:table-cell office:value-type="string" office:value="Let's look up the meaning of this word in a dictionary.">
            <text:p>Let's look up the meaning of this word in a dictionary.</text:p>
          </table:table-cell>
          <table:table-cell office:value-type="string" office:value="日本の社会問題をネットで調べました。">
            <text:p>日本の社会問題をネットで調べました。</text:p>
          </table:table-cell>
          <table:table-cell office:value-type="string" office:value="にほん の しゃかい もんだい を ネット で しらべました。">
            <text:p>にほん の しゃかい もんだい を ネット で しらべました。</text:p>
          </table:table-cell>
          <table:table-cell office:value-type="string" office:value="I looked into issues in Japanese society on the Internet.">
            <text:p>I looked into issues in Japanese society on the Interne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故">
            <text:p>事故</text:p>
          </table:table-cell>
          <table:table-cell office:value-type="string" office:value="じこ">
            <text:p>じこ</text:p>
          </table:table-cell>
          <table:table-cell office:value-type="string" office:value="accident, trouble">
            <text:p>accident, trou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今朝、事故で電車が止まりました。">
            <text:p>今朝、事故で電車が止まりました。</text:p>
          </table:table-cell>
          <table:table-cell office:value-type="string" office:value="けさ、じこ で でんしゃ が とまりました。">
            <text:p>けさ、じこ で でんしゃ が とまりました。</text:p>
          </table:table-cell>
          <table:table-cell office:value-type="string" office:value="The train stopped this morning due to an accident.">
            <text:p>The train stopped this morning due to an accide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話">
            <text:p>電話</text:p>
          </table:table-cell>
          <table:table-cell office:value-type="string" office:value="でんわ">
            <text:p>でんわ</text:p>
          </table:table-cell>
          <table:table-cell office:value-type="string" office:value="telephone, phone call">
            <text:p>telephone, phone cal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 で電話します。">
            <text:p>あと で電話します。</text:p>
          </table:table-cell>
          <table:table-cell office:value-type="string" office:value="あと で でんわ します。">
            <text:p>あと で でんわ します。</text:p>
          </table:table-cell>
          <table:table-cell office:value-type="string" office:value="I will call you later.">
            <text:p>I will call you later.</text:p>
          </table:table-cell>
          <table:table-cell office:value-type="string" office:value="私は毎週母に電話をします。">
            <text:p>私は毎週母に電話をします。</text:p>
          </table:table-cell>
          <table:table-cell office:value-type="string" office:value="わたし は まいしゅう はは に でんわ を します。">
            <text:p>わたし は まいしゅう はは に でんわ を します。</text:p>
          </table:table-cell>
          <table:table-cell office:value-type="string" office:value="I call my mother every week.">
            <text:p>I call my mother every wee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国">
            <text:p>外国</text:p>
          </table:table-cell>
          <table:table-cell office:value-type="string" office:value="がいこく">
            <text:p>がいこく</text:p>
          </table:table-cell>
          <table:table-cell office:value-type="string" office:value="foreign country">
            <text:p>foreign 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まだ外国に行ったことがありません。">
            <text:p>母はまだ外国に行ったことがありません。</text:p>
          </table:table-cell>
          <table:table-cell office:value-type="string" office:value="はは は まだ がいこく に いった こと が ありません。">
            <text:p>はは は まだ がいこく に いった こと が ありません。</text:p>
          </table:table-cell>
          <table:table-cell office:value-type="string" office:value="My mother has never been abroad.">
            <text:p>My mother has never been abroad.</text:p>
          </table:table-cell>
          <table:table-cell office:value-type="string" office:value="私は外国に住みたいです。">
            <text:p>私は外国に住みたいです。</text:p>
          </table:table-cell>
          <table:table-cell office:value-type="string" office:value="わたし は がいこく に すみたい です。">
            <text:p>わたし は がいこく に すみたい です。</text:p>
          </table:table-cell>
          <table:table-cell office:value-type="string" office:value="I want to live in a foreign country.">
            <text:p>I want to live in a foreign countr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銀行">
            <text:p>銀行</text:p>
          </table:table-cell>
          <table:table-cell office:value-type="string" office:value="ぎんこう">
            <text:p>ぎんこう</text:p>
          </table:table-cell>
          <table:table-cell office:value-type="string" office:value="bank">
            <text:p>ban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銀行は3時まで開いています。">
            <text:p>銀行は3時まで開いています。</text:p>
          </table:table-cell>
          <table:table-cell office:value-type="string" office:value="ぎんこう は 3 じ まで あいて います。">
            <text:p>ぎんこう は 3 じ まで あいて います。</text:p>
          </table:table-cell>
          <table:table-cell office:value-type="string" office:value="The bank is open until three o'clock.">
            <text:p>The bank is open until three o'clock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分">
            <text:p>十分</text:p>
          </table:table-cell>
          <table:table-cell office:value-type="string" office:value="じゅうぶん">
            <text:p>じゅうぶん</text:p>
          </table:table-cell>
          <table:table-cell office:value-type="string" office:value="enough, plentiful">
            <text:p>enough, plentifu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金はまだ十分あります。">
            <text:p>お金はまだ十分あります。</text:p>
          </table:table-cell>
          <table:table-cell office:value-type="string" office:value="おかね は まだ じゅうぶん あります。">
            <text:p>おかね は まだ じゅうぶん あります。</text:p>
          </table:table-cell>
          <table:table-cell office:value-type="string" office:value="We still have plenty of money.">
            <text:p>We still have plenty of money.</text:p>
          </table:table-cell>
          <table:table-cell office:value-type="string" office:value="ディズニーランドは大人でも十分楽しめます。">
            <text:p>ディズニーランドは大人でも十分楽しめます。</text:p>
          </table:table-cell>
          <table:table-cell office:value-type="string" office:value="ディズニーランド は おとな で も じゅうぶん たのしめます。">
            <text:p>ディズニーランド は おとな で も じゅうぶん たのしめます。</text:p>
          </table:table-cell>
          <table:table-cell office:value-type="string" office:value="Even adults can fully enjoy Disney Land.">
            <text:p>Even adults can fully enjoy Disney Land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まり">
            <text:p>あまり</text:p>
          </table:table-cell>
          <table:table-cell office:value-type="string" office:value="あまり">
            <text:p>あまり</text:p>
          </table:table-cell>
          <table:table-cell office:value-type="string" office:value="(not) much">
            <text:p>(not) m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ビールはあまり美味しくありません。">
            <text:p>このビールはあまり美味しくありません。</text:p>
          </table:table-cell>
          <table:table-cell office:value-type="string" office:value="この ビール は あまり おいしく ありません。">
            <text:p>この ビール は あまり おいしく ありません。</text:p>
          </table:table-cell>
          <table:table-cell office:value-type="string" office:value="This beer isn't very good.">
            <text:p>This beer isn't very good.</text:p>
          </table:table-cell>
          <table:table-cell office:value-type="string" office:value="私はテレビをあまり見ません。">
            <text:p>私はテレビをあまり見ません。</text:p>
          </table:table-cell>
          <table:table-cell office:value-type="string" office:value="わたし は テレビ を あまり みません。">
            <text:p>わたし は テレビ を あまり みません。</text:p>
          </table:table-cell>
          <table:table-cell office:value-type="string" office:value="I don't watch TV that much.">
            <text:p>I don't watch TV that mu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写真">
            <text:p>写真</text:p>
          </table:table-cell>
          <table:table-cell office:value-type="string" office:value="しゃしん">
            <text:p>しゃしん</text:p>
          </table:table-cell>
          <table:table-cell office:value-type="string" office:value="photograph">
            <text:p>photograp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写真は良い思い出になります。">
            <text:p>写真は良い思い出になります。</text:p>
          </table:table-cell>
          <table:table-cell office:value-type="string" office:value="しゃしん は いい おもいで に なります。">
            <text:p>しゃしん は いい おもいで に なります。</text:p>
          </table:table-cell>
          <table:table-cell office:value-type="string" office:value="Photographs bring back a lot of memory.">
            <text:p>Photographs bring back a lot of memory.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e picture.">
            <text:p>Please show me the pictu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繰り返す">
            <text:p>繰り返す</text:p>
          </table:table-cell>
          <table:table-cell office:value-type="string" office:value="くりかえす">
            <text:p>くりかえす</text:p>
          </table:table-cell>
          <table:table-cell office:value-type="string" office:value="repeat">
            <text:p>rep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同じ間違いを繰り返した。">
            <text:p>彼女は同じ間違いを繰り返した。</text:p>
          </table:table-cell>
          <table:table-cell office:value-type="string" office:value="かのじょ は おなじ まちがい を くりかえした。">
            <text:p>かのじょ は おなじ まちがい を くりかえした。</text:p>
          </table:table-cell>
          <table:table-cell office:value-type="string" office:value="She repeated the same mistake.">
            <text:p>She repeated the same mistake.</text:p>
          </table:table-cell>
          <table:table-cell office:value-type="string" office:value="先生は同じことを何度も繰り返して言いました。">
            <text:p>先生は同じことを何度も繰り返して言いました。</text:p>
          </table:table-cell>
          <table:table-cell office:value-type="string" office:value="せんせい は おなじ こと を なん ど も くりかえして いいました。">
            <text:p>せんせい は おなじ こと を なん ど も くりかえして いいました。</text:p>
          </table:table-cell>
          <table:table-cell office:value-type="string" office:value="The teacher repeated the same thing over and over.">
            <text:p>The teacher repeated the same thing over and ov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種類">
            <text:p>種類</text:p>
          </table:table-cell>
          <table:table-cell office:value-type="string" office:value="しゅるい">
            <text:p>しゅるい</text:p>
          </table:table-cell>
          <table:table-cell office:value-type="string" office:value="kind, type">
            <text:p>kind, ty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ラにはいろいろな種類があります。">
            <text:p>バラにはいろいろな種類があります。</text:p>
          </table:table-cell>
          <table:table-cell office:value-type="string" office:value="バラ に は いろいろな しゅるい が あります。">
            <text:p>バラ に は いろいろな しゅるい が あります。</text:p>
          </table:table-cell>
          <table:table-cell office:value-type="string" office:value="There are various types of rose.">
            <text:p>There are various types of rose.</text:p>
          </table:table-cell>
          <table:table-cell office:value-type="string" office:value="あのレストランはワインの種類が少ないです。">
            <text:p>あのレストランはワインの種類が少ないです。</text:p>
          </table:table-cell>
          <table:table-cell office:value-type="string" office:value="あの レストラン は ワイン の しゅるい が すくない です。">
            <text:p>あの レストラン は ワイン の しゅるい が すくない です。</text:p>
          </table:table-cell>
          <table:table-cell office:value-type="string" office:value="That restaurant has only a few types of wine.">
            <text:p>That restaurant has only a few types of win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見">
            <text:p>意見</text:p>
          </table:table-cell>
          <table:table-cell office:value-type="string" office:value="いけん">
            <text:p>いけん</text:p>
          </table:table-cell>
          <table:table-cell office:value-type="string" office:value="opinion">
            <text:p>opin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意見が聞きたいです。">
            <text:p>あなたの意見が聞きたいです。</text:p>
          </table:table-cell>
          <table:table-cell office:value-type="string" office:value="あなた の いけん が ききたい です。">
            <text:p>あなた の いけん が ききたい です。</text:p>
          </table:table-cell>
          <table:table-cell office:value-type="string" office:value="I want to hear your opinion.">
            <text:p>I want to hear your opinion.</text:p>
          </table:table-cell>
          <table:table-cell office:value-type="string" office:value="彼は人の意見を聞かない。">
            <text:p>彼は人の意見を聞かない。</text:p>
          </table:table-cell>
          <table:table-cell office:value-type="string" office:value="かれ は ひと の いけん を きかない。">
            <text:p>かれ は ひと の いけん を きかない。</text:p>
          </table:table-cell>
          <table:table-cell office:value-type="string" office:value="He doesn't listen to others' opinions.">
            <text:p>He doesn't listen to others' opinion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聞">
            <text:p>新聞</text:p>
          </table:table-cell>
          <table:table-cell office:value-type="string" office:value="しんぶん">
            <text:p>しんぶん</text:p>
          </table:table-cell>
          <table:table-cell office:value-type="string" office:value="newspaper">
            <text:p>news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の新聞、どこに置いた？">
            <text:p>今日の新聞、どこに置いた？</text:p>
          </table:table-cell>
          <table:table-cell office:value-type="string" office:value="きょう の しんぶん、どこ に おいた？">
            <text:p>きょう の しんぶん、どこ に おいた？</text:p>
          </table:table-cell>
          <table:table-cell office:value-type="string" office:value="Where did you put today's newspaper?">
            <text:p>Where did you put today's newspaper?</text:p>
          </table:table-cell>
          <table:table-cell office:value-type="string" office:value="私は毎朝、電車で新聞を読みます。">
            <text:p>私は毎朝、電車で新聞を読みます。</text:p>
          </table:table-cell>
          <table:table-cell office:value-type="string" office:value="わたし は まいあさ、でんしゃ で しんぶん を よみます。">
            <text:p>わたし は まいあさ、でんしゃ で しんぶん を よみます。</text:p>
          </table:table-cell>
          <table:table-cell office:value-type="string" office:value="I read the newspaper on the train every morning.">
            <text:p>I read the newspaper on the train every mor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章">
            <text:p>文章</text:p>
          </table:table-cell>
          <table:table-cell office:value-type="string" office:value="ぶんしょう">
            <text:p>ぶんしょう</text:p>
          </table:table-cell>
          <table:table-cell office:value-type="string" office:value="sentence, writing">
            <text:p>sentence,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文章がとてもうまい。">
            <text:p>彼は文章がとてもうまい。</text:p>
          </table:table-cell>
          <table:table-cell office:value-type="string" office:value="かれ は ぶんしょう が とても うまい。">
            <text:p>かれ は ぶんしょう が とても うまい。</text:p>
          </table:table-cell>
          <table:table-cell office:value-type="string" office:value="His writing is very good.">
            <text:p>His writing is very good.</text:p>
          </table:table-cell>
          <table:table-cell office:value-type="string" office:value="この文章の意味が分かりません。">
            <text:p>この文章の意味が分かりません。</text:p>
          </table:table-cell>
          <table:table-cell office:value-type="string" office:value="この ぶんしょう の いみ が わかりません。">
            <text:p>この ぶんしょう の いみ が わかりません。</text:p>
          </table:table-cell>
          <table:table-cell office:value-type="string" office:value="I don't understand the meaning of this sentence.">
            <text:p>I don't understand the meaning of this senten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立つ">
            <text:p>目立つ</text:p>
          </table:table-cell>
          <table:table-cell office:value-type="string" office:value="めだつ">
            <text:p>めだつ</text:p>
          </table:table-cell>
          <table:table-cell office:value-type="string" office:value="stand out, be conspicuous">
            <text:p>stand out, be conspicuou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の大きな帽子はとても目立つ。">
            <text:p>彼女の大きな帽子はとても目立つ。</text:p>
          </table:table-cell>
          <table:table-cell office:value-type="string" office:value="かのじょ の おおきな ぼうし は とても めだつ。">
            <text:p>かのじょ の おおきな ぼうし は とても めだつ。</text:p>
          </table:table-cell>
          <table:table-cell office:value-type="string" office:value="Her big hat really stands out.">
            <text:p>Her big hat really stands out.</text:p>
          </table:table-cell>
          <table:table-cell office:value-type="string" office:value="彼はクラスで目立っている。">
            <text:p>彼はクラスで目立っている。</text:p>
          </table:table-cell>
          <table:table-cell office:value-type="string" office:value="かれ は クラス で めだって いる。">
            <text:p>かれ は クラス で めだって いる。</text:p>
          </table:table-cell>
          <table:table-cell office:value-type="string" office:value="He stands out in the class.">
            <text:p>He stands out in the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手">
            <text:p>相手</text:p>
          </table:table-cell>
          <table:table-cell office:value-type="string" office:value="あいて">
            <text:p>あいて</text:p>
          </table:table-cell>
          <table:table-cell office:value-type="string" office:value="opponent, the other party">
            <text:p>opponent, the other par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相手は誰ですか。">
            <text:p>試合の相手は誰ですか。</text:p>
          </table:table-cell>
          <table:table-cell office:value-type="string" office:value="しあい の あいて は だれ です か。">
            <text:p>しあい の あいて は だれ です か。</text:p>
          </table:table-cell>
          <table:table-cell office:value-type="string" office:value="Who are they playing against?">
            <text:p>Who are they playing against?</text:p>
          </table:table-cell>
          <table:table-cell office:value-type="string" office:value="相手は何て言ってますか。">
            <text:p>相手は何て言ってますか。</text:p>
          </table:table-cell>
          <table:table-cell office:value-type="string" office:value="あいて は なんて いって ます か。">
            <text:p>あいて は なんて いって ます か。</text:p>
          </table:table-cell>
          <table:table-cell office:value-type="string" office:value="What does the other party say?">
            <text:p>What does the other party say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院">
            <text:p>病院</text:p>
          </table:table-cell>
          <table:table-cell office:value-type="string" office:value="びょういん">
            <text:p>びょういん</text:p>
          </table:table-cell>
          <table:table-cell office:value-type="string" office:value="hospital">
            <text:p>hospi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病院はどこですか。">
            <text:p>病院はどこですか。</text:p>
          </table:table-cell>
          <table:table-cell office:value-type="string" office:value="びょういん は どこ です か。">
            <text:p>びょういん は どこ です か。</text:p>
          </table:table-cell>
          <table:table-cell office:value-type="string" office:value="Where is the hospital?">
            <text:p>Where is the hospital?</text:p>
          </table:table-cell>
          <table:table-cell office:value-type="string" office:value="あの病院はお医者さんの数が少ないです。">
            <text:p>あの病院はお医者さんの数が少ないです。</text:p>
          </table:table-cell>
          <table:table-cell office:value-type="string" office:value="あの びょういん は おいしゃさん の かず が すくない です。">
            <text:p>あの びょういん は おいしゃさん の かず が すくない です。</text:p>
          </table:table-cell>
          <table:table-cell office:value-type="string" office:value="That hospital has only a few doctors.">
            <text:p>That hospital has only a few doctor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厚い">
            <text:p>厚い</text:p>
          </table:table-cell>
          <table:table-cell office:value-type="string" office:value="あつい">
            <text:p>あつい</text:p>
          </table:table-cell>
          <table:table-cell office:value-type="string" office:value="thick, bulky">
            <text:p>thick, bul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辞書はとても厚い。">
            <text:p>その辞書はとても厚い。</text:p>
          </table:table-cell>
          <table:table-cell office:value-type="string" office:value="その じしょ は とても あつい。">
            <text:p>その じしょ は とても あつい。</text:p>
          </table:table-cell>
          <table:table-cell office:value-type="string" office:value="That dictionary is very thick.">
            <text:p>That dictionary is very thick.</text:p>
          </table:table-cell>
          <table:table-cell office:value-type="string" office:value="私はあのお店の厚いステーキが大好きだ。">
            <text:p>私はあのお店の厚いステーキが大好きだ。</text:p>
          </table:table-cell>
          <table:table-cell office:value-type="string" office:value="わたし は あの おみせ の あつい ステーキ が だいすき だ。">
            <text:p>わたし は あの おみせ の あつい ステーキ が だいすき だ。</text:p>
          </table:table-cell>
          <table:table-cell office:value-type="string" office:value="I love the thick steak at that restaurant.">
            <text:p>I love the thick steak at that restauran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忙しい">
            <text:p>忙しい</text:p>
          </table:table-cell>
          <table:table-cell office:value-type="string" office:value="いそがしい">
            <text:p>いそがしい</text:p>
          </table:table-cell>
          <table:table-cell office:value-type="string" office:value="busy, occupied">
            <text:p>busy, occupi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忙しいので手伝ってください。">
            <text:p>忙しいので手伝ってください。</text:p>
          </table:table-cell>
          <table:table-cell office:value-type="string" office:value="いそがしい ので てつだって ください。">
            <text:p>いそがしい ので てつだって ください。</text:p>
          </table:table-cell>
          <table:table-cell office:value-type="string" office:value="I have a lot to do, so please help me.">
            <text:p>I have a lot to do, so please help me.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い">
            <text:p>薄い</text:p>
          </table:table-cell>
          <table:table-cell office:value-type="string" office:value="うすい">
            <text:p>うすい</text:p>
          </table:table-cell>
          <table:table-cell office:value-type="string" office:value="thin, weak">
            <text:p>thin, 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電子辞書はとても薄い。">
            <text:p>この電子辞書はとても薄い。</text:p>
          </table:table-cell>
          <table:table-cell office:value-type="string" office:value="この でんし じしょ は とても うすい。">
            <text:p>この でんし じしょ は とても うすい。</text:p>
          </table:table-cell>
          <table:table-cell office:value-type="string" office:value="This electronic dictionary is very thin.">
            <text:p>This electronic dictionary is very thin.</text:p>
          </table:table-cell>
          <table:table-cell office:value-type="string" office:value="この料理は味が薄い。">
            <text:p>この料理は味が薄い。</text:p>
          </table:table-cell>
          <table:table-cell office:value-type="string" office:value="この りょうり は あじ が うすい。">
            <text:p>この りょうり は あじ が うすい。</text:p>
          </table:table-cell>
          <table:table-cell office:value-type="string" office:value="This food is tasteless.">
            <text:p>This food is tastele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川">
            <text:p>川</text:p>
          </table:table-cell>
          <table:table-cell office:value-type="string" office:value="かわ">
            <text:p>かわ</text:p>
          </table:table-cell>
          <table:table-cell office:value-type="string" office:value="river, stream">
            <text:p>river, st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小さな川を渡りました。">
            <text:p>小さな川を渡りました。</text:p>
          </table:table-cell>
          <table:table-cell office:value-type="string" office:value="ちいさな かわ を わたりました。">
            <text:p>ちいさな かわ を わたりました。</text:p>
          </table:table-cell>
          <table:table-cell office:value-type="string" office:value="I crossed a small stream.">
            <text:p>I crossed a small stream.</text:p>
          </table:table-cell>
          <table:table-cell office:value-type="string" office:value="この川は浅いです。">
            <text:p>この川は浅いです。</text:p>
          </table:table-cell>
          <table:table-cell office:value-type="string" office:value="この かわ は あさい です。">
            <text:p>この かわ は あさい です。</text:p>
          </table:table-cell>
          <table:table-cell office:value-type="string" office:value="This river is shallow.">
            <text:p>This river is shallow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暗い">
            <text:p>暗い</text:p>
          </table:table-cell>
          <table:table-cell office:value-type="string" office:value="くらい">
            <text:p>くらい</text:p>
          </table:table-cell>
          <table:table-cell office:value-type="string" office:value="dark, gloomy">
            <text:p>dark, gloom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sky in the east is dark.">
            <text:p>The sky in the east is dark.</text:p>
          </table:table-cell>
          <table:table-cell office:value-type="string" office:value="この部屋は少し暗いですね。">
            <text:p>この部屋は少し暗いですね。</text:p>
          </table:table-cell>
          <table:table-cell office:value-type="string" office:value="この へや は すこし くらい です ね。">
            <text:p>この へや は すこし くらい です ね。</text:p>
          </table:table-cell>
          <table:table-cell office:value-type="string" office:value="It's a little dark in this room.">
            <text:p>It's a little dark in this room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ス">
            <text:p>クラス</text:p>
          </table:table-cell>
          <table:table-cell office:value-type="string" office:value="クラス">
            <text:p>クラス</text:p>
          </table:table-cell>
          <table:table-cell office:value-type="string" office:value="class (in school)">
            <text:p>class (in schoo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黒い">
            <text:p>黒い</text:p>
          </table:table-cell>
          <table:table-cell office:value-type="string" office:value="くろい">
            <text:p>くろい</text:p>
          </table:table-cell>
          <table:table-cell office:value-type="string" office:value="black, dark">
            <text:p>black, dar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dress.">
            <text:p>She's wearing a black dress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ス">
            <text:p>バス</text:p>
          </table:table-cell>
          <table:table-cell office:value-type="string" office:value="バス">
            <text:p>バス</text:p>
          </table:table-cell>
          <table:table-cell office:value-type="string" office:value="bus">
            <text:p>bu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バスで行こう。">
            <text:p>バスで行こう。</text:p>
          </table:table-cell>
          <table:table-cell office:value-type="string" office:value="バス で いこう。">
            <text:p>バス で いこう。</text:p>
          </table:table-cell>
          <table:table-cell office:value-type="string" office:value="Let's go by bus.">
            <text:p>Let's go by bus.</text:p>
          </table:table-cell>
          <table:table-cell office:value-type="string" office:value="私は毎朝、8時20分のバスに乗ります。">
            <text:p>私は毎朝、8時20分のバスに乗ります。</text:p>
          </table:table-cell>
          <table:table-cell office:value-type="string" office:value="わたし は まいあさ、8 じ 20 ぷん の バス に のります。">
            <text:p>わたし は まいあさ、8 じ 20 ぷん の バス に のります。</text:p>
          </table:table-cell>
          <table:table-cell office:value-type="string" office:value="I take the 8:20 bus every morning.">
            <text:p>I take the 8:20 bus every mor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い">
            <text:p>青い</text:p>
          </table:table-cell>
          <table:table-cell office:value-type="string" office:value="あおい">
            <text:p>あおい</text:p>
          </table:table-cell>
          <table:table-cell office:value-type="string" office:value="blue">
            <text:p>blu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の海はとても青い。">
            <text:p>ここの海はとても青い。</text:p>
          </table:table-cell>
          <table:table-cell office:value-type="string" office:value="ここ の うみ は とても あおい。">
            <text:p>ここ の うみ は とても あおい。</text:p>
          </table:table-cell>
          <table:table-cell office:value-type="string" office:value="The sea here is very blue.">
            <text:p>The sea here is very blue.</text:p>
          </table:table-cell>
          <table:table-cell office:value-type="string" office:value="彼女は青い目をしています。">
            <text:p>彼女は青い目をしています。</text:p>
          </table:table-cell>
          <table:table-cell office:value-type="string" office:value="かのじょ は あおい め を して います。">
            <text:p>かのじょ は あおい め を して います。</text:p>
          </table:table-cell>
          <table:table-cell office:value-type="string" office:value="She has blue eyes.">
            <text:p>She has blue eye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い物">
            <text:p>買い物</text:p>
          </table:table-cell>
          <table:table-cell office:value-type="string" office:value="かいもの">
            <text:p>かいもの</text:p>
          </table:table-cell>
          <table:table-cell office:value-type="string" office:value="shopping, purchase">
            <text:p>shopping, purchas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買い物に出かけています。">
            <text:p>母は買い物に出かけています。</text:p>
          </table:table-cell>
          <table:table-cell office:value-type="string" office:value="はは は かいもの に でかけて います。">
            <text:p>はは は かいもの に でかけて います。</text:p>
          </table:table-cell>
          <table:table-cell office:value-type="string" office:value="My mother went out for shopping.">
            <text:p>My mother went out for shopping.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">
            <text:p>薬</text:p>
          </table:table-cell>
          <table:table-cell office:value-type="string" office:value="くすり">
            <text:p>くすり</text:p>
          </table:table-cell>
          <table:table-cell office:value-type="string" office:value="drug, medicine">
            <text:p>drug, medic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昼ご飯の前に薬を飲みました。">
            <text:p>昼ご飯の前に薬を飲みました。</text:p>
          </table:table-cell>
          <table:table-cell office:value-type="string" office:value="ひる ごはん の まえ に くすり を のみました。">
            <text:p>ひる ごはん の まえ に くすり を のみました。</text:p>
          </table:table-cell>
          <table:table-cell office:value-type="string" office:value="I took medicine before lunch.">
            <text:p>I took medicine before lunch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糖">
            <text:p>砂糖</text:p>
          </table:table-cell>
          <table:table-cell office:value-type="string" office:value="さとう">
            <text:p>さとう</text:p>
          </table:table-cell>
          <table:table-cell office:value-type="string" office:value="sugar">
            <text:p>sug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このコーヒーには砂糖が入っていません。">
            <text:p>このコーヒーには砂糖が入っていません。</text:p>
          </table:table-cell>
          <table:table-cell office:value-type="string" office:value="この コーヒー に は さとう が はいって いません。">
            <text:p>この コーヒー に は さとう が はいって いません。</text:p>
          </table:table-cell>
          <table:table-cell office:value-type="string" office:value="There is no sugar in this coffee.">
            <text:p>There is no sugar in this coff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み">
            <text:p>休み</text:p>
          </table:table-cell>
          <table:table-cell office:value-type="string" office:value="やすみ">
            <text:p>やすみ</text:p>
          </table:table-cell>
          <table:table-cell office:value-type="string" office:value="holiday, break">
            <text:p>holiday,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休みです。">
            <text:p>今日は休みです。</text:p>
          </table:table-cell>
          <table:table-cell office:value-type="string" office:value="きょう は やすみ です。">
            <text:p>きょう は やすみ です。</text:p>
          </table:table-cell>
          <table:table-cell office:value-type="string" office:value="Today is a holiday.">
            <text:p>Today is a holiday.</text:p>
          </table:table-cell>
          <table:table-cell office:value-type="string" office:value="木曜日は仕事が休みです。">
            <text:p>木曜日は仕事が休みです。</text:p>
          </table:table-cell>
          <table:table-cell office:value-type="string" office:value="もくようび は しごと が やすみ です。">
            <text:p>もくようび は しごと が やすみ です。</text:p>
          </table:table-cell>
          <table:table-cell office:value-type="string" office:value="I'm off on Thursday.">
            <text:p>I'm off on Thurs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郵便局">
            <text:p>郵便局</text:p>
          </table:table-cell>
          <table:table-cell office:value-type="string" office:value="ゆうびんきょく">
            <text:p>ゆうびんきょく</text:p>
          </table:table-cell>
          <table:table-cell office:value-type="string" office:value="post office">
            <text:p>post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所">
            <text:p>住所</text:p>
          </table:table-cell>
          <table:table-cell office:value-type="string" office:value="じゅうしょ">
            <text:p>じゅうしょ</text:p>
          </table:table-cell>
          <table:table-cell office:value-type="string" office:value="address">
            <text:p>ad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住所に行ってください。">
            <text:p>この住所に行ってください。</text:p>
          </table:table-cell>
          <table:table-cell office:value-type="string" office:value="この じゅうしょ に いって ください。">
            <text:p>この じゅうしょ に いって ください。</text:p>
          </table:table-cell>
          <table:table-cell office:value-type="string" office:value="Please go to this address.">
            <text:p>Please go to this address.</text:p>
          </table:table-cell>
          <table:table-cell office:value-type="string" office:value="ここに住所と氏名を書いてください。">
            <text:p>ここに住所と氏名を書いてください。</text:p>
          </table:table-cell>
          <table:table-cell office:value-type="string" office:value="ここ に じゅうしょ と しめい を かいて ください。">
            <text:p>ここ に じゅうしょ と しめい を かいて ください。</text:p>
          </table:table-cell>
          <table:table-cell office:value-type="string" office:value="Please write your name and address here.">
            <text:p>Please write your name and address her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ちら">
            <text:p>こちら</text:p>
          </table:table-cell>
          <table:table-cell office:value-type="string" office:value="こちら">
            <text:p>こちら</text:p>
          </table:table-cell>
          <table:table-cell office:value-type="string" office:value="here, this way (polite)">
            <text:p>here, this way (polite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受付はこちらです。">
            <text:p>受付はこちらです。</text:p>
          </table:table-cell>
          <table:table-cell office:value-type="string" office:value="うけつけ は こちら です。">
            <text:p>うけつけ は こちら です。</text:p>
          </table:table-cell>
          <table:table-cell office:value-type="string" office:value="The reception desk is this way.">
            <text:p>The reception desk is this way.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布">
            <text:p>財布</text:p>
          </table:table-cell>
          <table:table-cell office:value-type="string" office:value="さいふ">
            <text:p>さいふ</text:p>
          </table:table-cell>
          <table:table-cell office:value-type="string" office:value="purse, wallet">
            <text:p>purse, wall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に財布を忘れた。">
            <text:p>会社に財布を忘れた。</text:p>
          </table:table-cell>
          <table:table-cell office:value-type="string" office:value="かいしゃ に さいふ を わすれた。">
            <text:p>かいしゃ に さいふ を わすれた。</text:p>
          </table:table-cell>
          <table:table-cell office:value-type="string" office:value="I left my wallet at the office.">
            <text:p>I left my wallet at the office.</text:p>
          </table:table-cell>
          <table:table-cell office:value-type="string" office:value="財布は机の下にあった。">
            <text:p>財布は机の下にあった。</text:p>
          </table:table-cell>
          <table:table-cell office:value-type="string" office:value="さいふ は つくえ の した に あった。">
            <text:p>さいふ は つくえ の した に あった。</text:p>
          </table:table-cell>
          <table:table-cell office:value-type="string" office:value="My purse was under the desk.">
            <text:p>My purse was under the desk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スポート">
            <text:p>パスポート</text:p>
          </table:table-cell>
          <table:table-cell office:value-type="string" office:value="パスポート">
            <text:p>パスポート</text:p>
          </table:table-cell>
          <table:table-cell office:value-type="string" office:value="passport">
            <text:p>passpo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パスポートが見つからない。">
            <text:p>パスポートが見つからない。</text:p>
          </table:table-cell>
          <table:table-cell office:value-type="string" office:value="パスポート が みつからない。">
            <text:p>パスポート が みつからない。</text:p>
          </table:table-cell>
          <table:table-cell office:value-type="string" office:value="I can't find my passport.">
            <text:p>I can't find my passport.</text:p>
          </table:table-cell>
          <table:table-cell office:value-type="string" office:value="私のパスポートがありません。">
            <text:p>私のパスポートがありません。</text:p>
          </table:table-cell>
          <table:table-cell office:value-type="string" office:value="わたし の パスポート が ありません。">
            <text:p>わたし の パスポート が ありません。</text:p>
          </table:table-cell>
          <table:table-cell office:value-type="string" office:value="My passport is missing.">
            <text:p>My passport is miss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椅子">
            <text:p>椅子</text:p>
          </table:table-cell>
          <table:table-cell office:value-type="string" office:value="いす">
            <text:p>いす</text:p>
          </table:table-cell>
          <table:table-cell office:value-type="string" office:value="chair">
            <text:p>chai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年寄りは椅子に座った。">
            <text:p>そのお年寄りは椅子に座った。</text:p>
          </table:table-cell>
          <table:table-cell office:value-type="string" office:value="その おとしより は いす に すわった。">
            <text:p>その おとしより は いす に すわった。</text:p>
          </table:table-cell>
          <table:table-cell office:value-type="string" office:value="The old person sat on a chair.">
            <text:p>The old person sat on a chair.</text:p>
          </table:table-cell>
          <table:table-cell office:value-type="string" office:value="その椅子を持ってきてください。">
            <text:p>その椅子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い">
            <text:p>可愛い</text:p>
          </table:table-cell>
          <table:table-cell office:value-type="string" office:value="かわいい">
            <text:p>かわいい</text:p>
          </table:table-cell>
          <table:table-cell office:value-type="string" office:value="cute, sweet">
            <text:p>cute, swee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赤ちゃんは可愛いです。">
            <text:p>彼女の赤ちゃんは可愛いです。</text:p>
          </table:table-cell>
          <table:table-cell office:value-type="string" office:value="かのじょ の あかちゃん は かわいい です。">
            <text:p>かのじょ の あかちゃん は かわいい です。</text:p>
          </table:table-cell>
          <table:table-cell office:value-type="string" office:value="Her baby is cute.">
            <text:p>Her baby is cute.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祖父さん">
            <text:p>お祖父さん</text:p>
          </table:table-cell>
          <table:table-cell office:value-type="string" office:value="おじいさん">
            <text:p>おじいさん</text:p>
          </table:table-cell>
          <table:table-cell office:value-type="string" office:value="grandfather (colloquial)">
            <text:p>grandfat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お祖父さんは毎日散歩します。">
            <text:p>私のお祖父さんは毎日散歩します。</text:p>
          </table:table-cell>
          <table:table-cell office:value-type="string" office:value="わたし の おじいさん は まいにち さんぽ します。">
            <text:p>わたし の おじいさん は まいにち さんぽ します。</text:p>
          </table:table-cell>
          <table:table-cell office:value-type="string" office:value="My grandpa takes a walk every day.">
            <text:p>My grandpa takes a walk every day.</text:p>
          </table:table-cell>
          <table:table-cell office:value-type="string" office:value="私のお祖父さんは北海道に住んでいます。">
            <text:p>私のお祖父さんは北海道に住んでいます。</text:p>
          </table:table-cell>
          <table:table-cell office:value-type="string" office:value="わたし の おじいさん は ほっかいどう に すんで います。">
            <text:p>わたし の おじいさん は ほっかいどう に すんで います。</text:p>
          </table:table-cell>
          <table:table-cell office:value-type="string" office:value="My grandfather lives in Hokkaido.">
            <text:p>My grandfather lives in Hokkaido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手">
            <text:p>切手</text:p>
          </table:table-cell>
          <table:table-cell office:value-type="string" office:value="きって">
            <text:p>きって</text:p>
          </table:table-cell>
          <table:table-cell office:value-type="string" office:value="postage stamp">
            <text:p>postage stam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に切手を貼ってください。">
            <text:p>ここに切手を貼ってください。</text:p>
          </table:table-cell>
          <table:table-cell office:value-type="string" office:value="ここ に きって を はって ください。">
            <text:p>ここ に きって を はって ください。</text:p>
          </table:table-cell>
          <table:table-cell office:value-type="string" office:value="Please put a stamp here.">
            <text:p>Please put a stamp here.</text:p>
          </table:table-cell>
          <table:table-cell office:value-type="string" office:value="弟は切手を集めています。">
            <text:p>弟は切手を集めています。</text:p>
          </table:table-cell>
          <table:table-cell office:value-type="string" office:value="おとうと は きって を あつめて います。">
            <text:p>おとうと は きって を あつめて います。</text:p>
          </table:table-cell>
          <table:table-cell office:value-type="string" office:value="My little brother collects stamps.">
            <text:p>My little brother collects stamp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涼しい">
            <text:p>涼しい</text:p>
          </table:table-cell>
          <table:table-cell office:value-type="string" office:value="すずしい">
            <text:p>すずしい</text:p>
          </table:table-cell>
          <table:table-cell office:value-type="string" office:value="cool (of temperature)">
            <text:p>cool (of temperatur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夕方は涼しくなりますよ。">
            <text:p>夕方は涼しくなりますよ。</text:p>
          </table:table-cell>
          <table:table-cell office:value-type="string" office:value="ゆうがた は すずしく なります よ。">
            <text:p>ゆうがた は すずしく なります よ。</text:p>
          </table:table-cell>
          <table:table-cell office:value-type="string" office:value="It gets cooler in the evening.">
            <text:p>It gets cooler in the evening.</text:p>
          </table:table-cell>
          <table:table-cell office:value-type="string" office:value="今日はすごく涼しいですね。">
            <text:p>今日はすごく涼しいですね。</text:p>
          </table:table-cell>
          <table:table-cell office:value-type="string" office:value="きょう は すごく すずしい です ね。">
            <text:p>きょう は すごく すずしい です ね。</text:p>
          </table:table-cell>
          <table:table-cell office:value-type="string" office:value="It's very cool today.">
            <text:p>It's very cool today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くつ">
            <text:p>いくつ</text:p>
          </table:table-cell>
          <table:table-cell office:value-type="string" office:value="いくつ">
            <text:p>いくつ</text:p>
          </table:table-cell>
          <table:table-cell office:value-type="string" office:value="how many, how old">
            <text:p>how many, how old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娘さんはいくつになりましたか。">
            <text:p>娘さんはいくつになりましたか。</text:p>
          </table:table-cell>
          <table:table-cell office:value-type="string" office:value="むすめさん は いくつ に なりました か。">
            <text:p>むすめさん は いくつ に なりました か。</text:p>
          </table:table-cell>
          <table:table-cell office:value-type="string" office:value="How old is your daughter now?">
            <text:p>How old is your daughter now?</text:p>
          </table:table-cell>
          <table:table-cell office:value-type="string" office:value="日本語の単語をいくつ知っていますか。">
            <text:p>日本語の単語をいくつ知っていますか。</text:p>
          </table:table-cell>
          <table:table-cell office:value-type="string" office:value="にほん ご の たんご を いくつ しって います か。">
            <text:p>にほん ご の たんご を いくつ しって います か。</text:p>
          </table:table-cell>
          <table:table-cell office:value-type="string" office:value="How many Japanese words do you know?">
            <text:p>How many Japanese words do you know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ニュー">
            <text:p>メニュー</text:p>
          </table:table-cell>
          <table:table-cell office:value-type="string" office:value="メニュー">
            <text:p>メニュー</text:p>
          </table:table-cell>
          <table:table-cell office:value-type="string" office:value="menu">
            <text:p>men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ニューをください。">
            <text:p>メニューをください。</text:p>
          </table:table-cell>
          <table:table-cell office:value-type="string" office:value="メニュー を ください。">
            <text:p>メニュー を ください。</text:p>
          </table:table-cell>
          <table:table-cell office:value-type="string" office:value="Can I have a menu, please?">
            <text:p>Can I have a menu, please?</text:p>
          </table:table-cell>
          <table:table-cell office:value-type="string" office:value="キッズメニューはありますか。">
            <text:p>キッズメニューはありますか。</text:p>
          </table:table-cell>
          <table:table-cell office:value-type="string" office:value="キッズ メニュー は あります か。">
            <text:p>キッズ メニュー は あります か。</text:p>
          </table:table-cell>
          <table:table-cell office:value-type="string" office:value="Do you have a kids menu?">
            <text:p>Do you have a kids menu?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気">
            <text:p>電気</text:p>
          </table:table-cell>
          <table:table-cell office:value-type="string" office:value="でんき">
            <text:p>でんき</text:p>
          </table:table-cell>
          <table:table-cell office:value-type="string" office:value="electricity, electric light">
            <text:p>electricity, electric l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気をつけてもらえる？">
            <text:p>電気をつけてもらえる？</text:p>
          </table:table-cell>
          <table:table-cell office:value-type="string" office:value="でんき を つけて もらえる？">
            <text:p>でんき を つけて もらえる？</text:p>
          </table:table-cell>
          <table:table-cell office:value-type="string" office:value="Can you turn on the light?">
            <text:p>Can you turn on the light?</text:p>
          </table:table-cell>
          <table:table-cell office:value-type="string" office:value="部屋の電気が付いています。">
            <text:p>部屋の電気が付いています。</text:p>
          </table:table-cell>
          <table:table-cell office:value-type="string" office:value="へや の でんき が ついています 。">
            <text:p>へや の でんき が ついています 。</text:p>
          </table:table-cell>
          <table:table-cell office:value-type="string" office:value="The room light is on.">
            <text:p>The room light is o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勝つ">
            <text:p>勝つ</text:p>
          </table:table-cell>
          <table:table-cell office:value-type="string" office:value="かつ">
            <text:p>かつ</text:p>
          </table:table-cell>
          <table:table-cell office:value-type="string" office:value="win">
            <text:p>w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ヤンキースが勝った。">
            <text:p>今日はヤンキースが勝った。</text:p>
          </table:table-cell>
          <table:table-cell office:value-type="string" office:value="きょう は ヤンキース が かった。">
            <text:p>きょう は ヤンキース が かった。</text:p>
          </table:table-cell>
          <table:table-cell office:value-type="string" office:value="The Yankees won today.">
            <text:p>The Yankees won today.</text:p>
          </table:table-cell>
          <table:table-cell office:value-type="string" office:value="誰も彼には勝てません。">
            <text:p>誰も彼には勝てません。</text:p>
          </table:table-cell>
          <table:table-cell office:value-type="string" office:value="だれ も かれ に は かてません。">
            <text:p>だれ も かれ に は かてません。</text:p>
          </table:table-cell>
          <table:table-cell office:value-type="string" office:value="Nobody can win against him.">
            <text:p>Nobody can win against him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負ける">
            <text:p>負ける</text:p>
          </table:table-cell>
          <table:table-cell office:value-type="string" office:value="まける">
            <text:p>まける</text:p>
          </table:table-cell>
          <table:table-cell office:value-type="string" office:value="lose (a game), be defeated">
            <text:p>lose (a game), be defea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のチームはその試合で負けた。">
            <text:p>私たちのチームはその試合で負けた。</text:p>
          </table:table-cell>
          <table:table-cell office:value-type="string" office:value="わたし たち の チーム は その しあい で まけた。">
            <text:p>わたし たち の チーム は その しあい で まけた。</text:p>
          </table:table-cell>
          <table:table-cell office:value-type="string" office:value="Our team lost the game.">
            <text:p>Our team lost the game.</text:p>
          </table:table-cell>
          <table:table-cell office:value-type="string" office:value="昨日はドジャースが負けました。">
            <text:p>昨日はドジャースが負けました。</text:p>
          </table:table-cell>
          <table:table-cell office:value-type="string" office:value="きのう は ドジャース が まけました。">
            <text:p>きのう は ドジャース が まけました。</text:p>
          </table:table-cell>
          <table:table-cell office:value-type="string" office:value="Yesterday, the Dodgers lost.">
            <text:p>Yesterday, the Dodgers los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てる">
            <text:p>建てる</text:p>
          </table:table-cell>
          <table:table-cell office:value-type="string" office:value="たてる">
            <text:p>たてる</text:p>
          </table:table-cell>
          <table:table-cell office:value-type="string" office:value="build, erect">
            <text:p>build, erec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来年、家を建てます。">
            <text:p>私たちは来年、家を建てます。</text:p>
          </table:table-cell>
          <table:table-cell office:value-type="string" office:value="わたし たち は らいねん、いえ を たてます。">
            <text:p>わたし たち は らいねん、いえ を たてます。</text:p>
          </table:table-cell>
          <table:table-cell office:value-type="string" office:value="We'll build a house next year.">
            <text:p>We'll build a house next year.</text:p>
          </table:table-cell>
          <table:table-cell office:value-type="string" office:value="これは父が建てた家です。">
            <text:p>これは父が建てた家です。</text:p>
          </table:table-cell>
          <table:table-cell office:value-type="string" office:value="これ は ちち が たてた いえ です。">
            <text:p>これ は ちち が たてた いえ です。</text:p>
          </table:table-cell>
          <table:table-cell office:value-type="string" office:value="This is the house that my father built.">
            <text:p>This is the house that my father buil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記">
            <text:p>日記</text:p>
          </table:table-cell>
          <table:table-cell office:value-type="string" office:value="にっき">
            <text:p>にっき</text:p>
          </table:table-cell>
          <table:table-cell office:value-type="string" office:value="diary">
            <text:p>di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、日記をつけています。">
            <text:p>私は毎日、日記をつけています。</text:p>
          </table:table-cell>
          <table:table-cell office:value-type="string" office:value="わたし は まいにち、にっき を つけて います。">
            <text:p>わたし は まいにち、にっき を つけて います。</text:p>
          </table:table-cell>
          <table:table-cell office:value-type="string" office:value="I keep a diary every day.">
            <text:p>I keep a diary every day.</text:p>
          </table:table-cell>
          <table:table-cell office:value-type="string" office:value="姉は毎晩日記を書いています。">
            <text:p>姉は毎晩日記を書いています。</text:p>
          </table:table-cell>
          <table:table-cell office:value-type="string" office:value="あね は まいばん にっき を かいて います。">
            <text:p>あね は まいばん にっき を かいて います。</text:p>
          </table:table-cell>
          <table:table-cell office:value-type="string" office:value="My older sister writes in her diary every evening.">
            <text:p>My older sister writes in her diary every evening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切れ">
            <text:p>売り切れ</text:p>
          </table:table-cell>
          <table:table-cell office:value-type="string" office:value="うりきれ">
            <text:p>うりきれ</text:p>
          </table:table-cell>
          <table:table-cell office:value-type="string" office:value="sellout, sold out">
            <text:p>sellout, sold ou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ケットはもう売り切れだって。">
            <text:p>チケットはもう売り切れだって。</text:p>
          </table:table-cell>
          <table:table-cell office:value-type="string" office:value="チケット は もう うりきれ だって。">
            <text:p>チケット は もう うりきれ だって。</text:p>
          </table:table-cell>
          <table:table-cell office:value-type="string" office:value="The tickets have sold out already.">
            <text:p>The tickets have sold out already.</text:p>
          </table:table-cell>
          <table:table-cell office:value-type="string" office:value="そのかばんは売り切れでした。">
            <text:p>そのかばんは売り切れでした。</text:p>
          </table:table-cell>
          <table:table-cell office:value-type="string" office:value="その かばん は うりきれ でした。">
            <text:p>その かばん は うりきれ でした。</text:p>
          </table:table-cell>
          <table:table-cell office:value-type="string" office:value="The bag was sold out.">
            <text:p>The bag was sold ou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巡りさん">
            <text:p>お巡りさん</text:p>
          </table:table-cell>
          <table:table-cell office:value-type="string" office:value="おまわりさん">
            <text:p>おまわりさん</text:p>
          </table:table-cell>
          <table:table-cell office:value-type="string" office:value="police officer (colloquial)">
            <text:p>police offic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お巡りさんに道を聞きましょう。">
            <text:p>あのお巡りさんに道を聞きましょう。</text:p>
          </table:table-cell>
          <table:table-cell office:value-type="string" office:value="あの おまわりさん に みち を ききましょう。">
            <text:p>あの おまわりさん に みち を ききましょう。</text:p>
          </table:table-cell>
          <table:table-cell office:value-type="string" office:value="Let's ask that police officer for directions.">
            <text:p>Let's ask that police officer for directions.</text:p>
          </table:table-cell>
          <table:table-cell office:value-type="string" office:value="私はお巡りさんになりたかった。">
            <text:p>私はお巡りさんになりたかった。</text:p>
          </table:table-cell>
          <table:table-cell office:value-type="string" office:value="わたし は おまわりさん に なりたかった。">
            <text:p>わたし は おまわりさん に なりたかった。</text:p>
          </table:table-cell>
          <table:table-cell office:value-type="string" office:value="I wanted to be a police officer.">
            <text:p>I wanted to be a police officer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覚まし時計">
            <text:p>目覚まし時計</text:p>
          </table:table-cell>
          <table:table-cell office:value-type="string" office:value="めざましどけい">
            <text:p>めざましどけい</text:p>
          </table:table-cell>
          <table:table-cell office:value-type="string" office:value="alarm clock">
            <text:p>alarm clo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7時に目覚まし時計が鳴りました。">
            <text:p>7時に目覚まし時計が鳴りました。</text:p>
          </table:table-cell>
          <table:table-cell office:value-type="string" office:value="7 じ に めざましどけい が なりました。">
            <text:p>7 じ に めざましどけい が なりました。</text:p>
          </table:table-cell>
          <table:table-cell office:value-type="string" office:value="The alarm clock went off at seven o'clock.">
            <text:p>The alarm clock went off at seven o'clock.</text:p>
          </table:table-cell>
          <table:table-cell office:value-type="string" office:value="目覚まし時計を6時にセットした。">
            <text:p>目覚まし時計を6時にセットした。</text:p>
          </table:table-cell>
          <table:table-cell office:value-type="string" office:value="めざまし どけい を 6 じ に セット した。">
            <text:p>めざまし どけい を 6 じ に セット した。</text:p>
          </table:table-cell>
          <table:table-cell office:value-type="string" office:value="I set my alarm clock at six.">
            <text:p>I set my alarm clock at six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シート">
            <text:p>レシート</text:p>
          </table:table-cell>
          <table:table-cell office:value-type="string" office:value="レシート">
            <text:p>レシート</text:p>
          </table:table-cell>
          <table:table-cell office:value-type="string" office:value="receipt (loan word)">
            <text:p>receipt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を財布に入れました。">
            <text:p>レシートを財布に入れました。</text:p>
          </table:table-cell>
          <table:table-cell office:value-type="string" office:value="レシート を さいふ に いれました。">
            <text:p>レシート を さいふ に いれました。</text:p>
          </table:table-cell>
          <table:table-cell office:value-type="string" office:value="I put the receipt in my wallet.">
            <text:p>I put the receipt in my wallet.</text:p>
          </table:table-cell>
          <table:table-cell office:value-type="string" office:value="レシートを見せてください。">
            <text:p>レシートを見せてください。</text:p>
          </table:table-cell>
          <table:table-cell office:value-type="string" office:value="レシート を みせて ください。">
            <text:p>レシート を みせて ください。</text:p>
          </table:table-cell>
          <table:table-cell office:value-type="string" office:value="Please show me the receipt.">
            <text:p>Please show me the receipt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ティッシュ">
            <text:p>ティッシュ</text:p>
          </table:table-cell>
          <table:table-cell office:value-type="string" office:value="ティッシュ">
            <text:p>ティッシュ</text:p>
          </table:table-cell>
          <table:table-cell office:value-type="string" office:value="tissue, Kleenex">
            <text:p>tissue, Kleenex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ィッシュを取ってください。">
            <text:p>ティッシュを取ってください。</text:p>
          </table:table-cell>
          <table:table-cell office:value-type="string" office:value="ティッシュ を とって ください。">
            <text:p>ティッシュ を とって ください。</text:p>
          </table:table-cell>
          <table:table-cell office:value-type="string" office:value="Please pass me the tissues.">
            <text:p>Please pass me the tissues.</text:p>
          </table:table-cell>
          <table:table-cell office:value-type="string" office:value="駅前でティッシュをもらった。">
            <text:p>駅前でティッシュをもらった。</text:p>
          </table:table-cell>
          <table:table-cell office:value-type="string" office:value="えき まえ で ティッシュ を もらった。">
            <text:p>えき まえ で ティッシュ を もらった。</text:p>
          </table:table-cell>
          <table:table-cell office:value-type="string" office:value="I received tissue packs in front of the station.">
            <text:p>I received tissue packs in front of the station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歯ブラシ">
            <text:p>歯ブラシ</text:p>
          </table:table-cell>
          <table:table-cell office:value-type="string" office:value="はブラシ">
            <text:p>はブラシ</text:p>
          </table:table-cell>
          <table:table-cell office:value-type="string" office:value="toothbrush">
            <text:p>toothbru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歯ブラシが必要だ。">
            <text:p>新しい歯ブラシが必要だ。</text:p>
          </table:table-cell>
          <table:table-cell office:value-type="string" office:value="あたらしい はブラシ が ひつよう だ。">
            <text:p>あたらしい はブラシ が ひつよう だ。</text:p>
          </table:table-cell>
          <table:table-cell office:value-type="string" office:value="I need a new toothbrush.">
            <text:p>I need a new toothbrush.</text:p>
          </table:table-cell>
          <table:table-cell office:value-type="string" office:value="この歯ブラシは子供のです。">
            <text:p>この歯ブラシは子供のです。</text:p>
          </table:table-cell>
          <table:table-cell office:value-type="string" office:value="この はブラシ は こども の です。">
            <text:p>この はブラシ は こども の です。</text:p>
          </table:table-cell>
          <table:table-cell office:value-type="string" office:value="This toothbrush is for kids.">
            <text:p>This toothbrush is for kids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りる">
            <text:p>下りる</text:p>
          </table:table-cell>
          <table:table-cell office:value-type="string" office:value="おりる">
            <text:p>おりる</text:p>
          </table:table-cell>
          <table:table-cell office:value-type="string" office:value="go down, come down">
            <text:p>go down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この階段を下りてください。">
            <text:p>そこの階段を下りてください。</text:p>
          </table:table-cell>
          <table:table-cell office:value-type="string" office:value="そこ の かいだん を おりて ください。">
            <text:p>そこ の かいだん を おりて ください。</text:p>
          </table:table-cell>
          <table:table-cell office:value-type="string" office:value="Please go down those stairs.">
            <text:p>Please go down those stairs.</text:p>
          </table:table-cell>
          <table:table-cell office:value-type="string" office:value="ネコが木から下りてきた。">
            <text:p>ネコが木から下りてきた。</text:p>
          </table:table-cell>
          <table:table-cell office:value-type="string" office:value="ネコ が き から おりて きた。">
            <text:p>ネコ が き から おりて きた。</text:p>
          </table:table-cell>
          <table:table-cell office:value-type="string" office:value="A cat came down from the tree.">
            <text:p>A cat came down from the tree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う">
            <text:p>洗う</text:p>
          </table:table-cell>
          <table:table-cell office:value-type="string" office:value="あらう">
            <text:p>あらう</text:p>
          </table:table-cell>
          <table:table-cell office:value-type="string" office:value="wash">
            <text:p>was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and wash your face.">
            <text:p>Hurry and wash your face.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ート">
            <text:p>パート</text:p>
          </table:table-cell>
          <table:table-cell office:value-type="string" office:value="パート">
            <text:p>パート</text:p>
          </table:table-cell>
          <table:table-cell office:value-type="string" office:value="part-time">
            <text:p>part-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妻がパートの仕事を探しています。">
            <text:p>妻がパートの仕事を探しています。</text:p>
          </table:table-cell>
          <table:table-cell office:value-type="string" office:value="つま が パート の しごと を さがして います。">
            <text:p>つま が パート の しごと を さがして います。</text:p>
          </table:table-cell>
          <table:table-cell office:value-type="string" office:value="My wife is looking for a part-time job.">
            <text:p>My wife is looking for a part-time job.</text:p>
          </table:table-cell>
          <table:table-cell office:value-type="string" office:value="C1K">
            <text:p>C1K</text:p>
          </table:table-cell>
          <table:table-cell office:value-type="string" office:value="P5">
            <text:p>P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